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3/04/2026 10:36:3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292401">
            <text:p>292401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852.8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10/2025</text:p>
          </table:table-cell>
          <table:table-cell table:style-name="ce0" office:value-type="string" calcext:value-type="string">
            <text:p>08/10/2025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729.4">
            <text:p>1472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729.4">
            <text:p>1472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424">
            <text:p>0,084</text:p>
          </table:table-cell>
          <table:table-cell table:style-name="ce12N2" office:value-type="float" office:value="125.7">
            <text:p>125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72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10/20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510614132820001435500100285282919605967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299145">
            <text:p>299145</text:p>
          </table:table-cell>
          <table:table-cell table:style-name="ce0" table:number-columns-spanned="4" table:number-rows-spanned="1" office:value-type="string" calcext:value-type="string">
            <text:p>5.700 - MARSCHALL IND. COM. IMP. EXP. LTDA</text:p>
          </table:table-cell>
          <table:covered-table-cell table:number-columns-repeated="3"/>
          <table:table-cell table:style-name="ce0" office:value-type="string" calcext:value-type="string">
            <text:p>696.56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9/01/2026</text:p>
          </table:table-cell>
          <table:table-cell table:style-name="ce0" office:value-type="string" calcext:value-type="string">
            <text:p>12/01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25.43">
            <text:p>1225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19">
            <text:p>101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25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2/01/2026</text:p>
          </table:table-cell>
          <table:table-cell table:style-name="ce12N2" office:value-type="float" office:value="118.13">
            <text:p>118,13</text:p>
          </table:table-cell>
          <table:table-cell table:style-name="ce12N2" office:value-type="float" office:value="1019">
            <text:p>1019,00</text:p>
          </table:table-cell>
          <table:table-cell table:style-name="ce12N2" office:value-type="float" office:value="40.76">
            <text:p>40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488.19">
            <text:p>488,19</text:p>
          </table:table-cell>
          <table:table-cell table:style-name="ce12N2" office:value-type="float" office:value="88.3">
            <text:p>88,30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1021305250001775500300069656013561187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520">
            <text:p>302520</text:p>
          </table:table-cell>
          <table:table-cell table:style-name="ce0" table:number-columns-spanned="4" table:number-rows-spanned="1" office:value-type="string" calcext:value-type="string">
            <text:p>15.690 - CLI CENTRAL DE LOGISTICA INTEGRADA LTDA</text:p>
          </table:table-cell>
          <table:covered-table-cell table:number-columns-repeated="3"/>
          <table:table-cell table:style-name="ce0" office:value-type="string" calcext:value-type="string">
            <text:p>38.092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24/02/2026</text:p>
          </table:table-cell>
          <table:table-cell table:style-name="ce0" office:value-type="string" calcext:value-type="string">
            <text:p>04/03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4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4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24.82">
            <text:p>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213528071000103550040000380921000371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535">
            <text:p>302535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30.018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03/03/2026</text:p>
          </table:table-cell>
          <table:table-cell table:style-name="ce0" office:value-type="string" calcext:value-type="string">
            <text:p>04/03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0">
            <text:p>30,000</text:p>
          </table:table-cell>
          <table:table-cell table:style-name="ce12N2" office:value-type="float" office:value="3425.1">
            <text:p>3425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8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4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21.76">
            <text:p>2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1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3016378950074985500600143001814956667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044">
            <text:p>304044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39.5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4.68">
            <text:p>484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4.68">
            <text:p>484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36">
            <text:p>0,104</text:p>
          </table:table-cell>
          <table:table-cell table:style-name="ce12N2" office:value-type="float" office:value="55.82">
            <text:p>55,8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84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0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84.68">
            <text:p>484,68</text:p>
          </table:table-cell>
          <table:table-cell table:style-name="ce12N2" office:value-type="float" office:value="33.93">
            <text:p>33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2715500100213951214776793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045">
            <text:p>304045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39.5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7.29">
            <text:p>1077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11.54">
            <text:p>1011,5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6">
            <text:p>0,003</text:p>
          </table:table-cell>
          <table:table-cell table:style-name="ce12N2" office:value-type="float" office:value="4.83">
            <text:p>4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7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0/03/2026</text:p>
          </table:table-cell>
          <table:table-cell table:style-name="ce12N2" office:value-type="float" office:value="65.75">
            <text:p>65,75</text:p>
          </table:table-cell>
          <table:table-cell table:style-name="ce12N2" office:value-type="float" office:value="1011.54">
            <text:p>1011,54</text:p>
          </table:table-cell>
          <table:table-cell table:style-name="ce12N2" office:value-type="float" office:value="70.81">
            <text:p>70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2715500100213951017904355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4">
            <text:p>304224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4.09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552">
            <text:p>0,156</text:p>
          </table:table-cell>
          <table:table-cell table:style-name="ce12N2" office:value-type="float" office:value="10.56">
            <text:p>10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1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120.47">
            <text:p>120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409610372351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02">
            <text:p>304302</text:p>
          </table:table-cell>
          <table:table-cell table:style-name="ce0" table:number-columns-spanned="4" table:number-rows-spanned="1" office:value-type="string" calcext:value-type="string">
            <text:p>3.659 - GERIS INDUSTRIA COM. IMPORT. E EXPORT. DE FERRAGENS LTDA.</text:p>
          </table:table-cell>
          <table:covered-table-cell table:number-columns-repeated="3"/>
          <table:table-cell table:style-name="ce0" office:value-type="string" calcext:value-type="string">
            <text:p>95.3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501.06">
            <text:p>67501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65376.33">
            <text:p>65376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82814">
            <text:p>2,828</text:p>
          </table:table-cell>
          <table:table-cell table:style-name="ce12N2" office:value-type="float" office:value="243">
            <text:p>2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7.501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2124.73">
            <text:p>2124,73</text:p>
          </table:table-cell>
          <table:table-cell table:style-name="ce12N2" office:value-type="float" office:value="65376.33">
            <text:p>65376,33</text:p>
          </table:table-cell>
          <table:table-cell table:style-name="ce12N2" office:value-type="float" office:value="2615.06">
            <text:p>261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041204530001025500100009536411221094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73">
            <text:p>30437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39.5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85.7">
            <text:p>358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85.7">
            <text:p>358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62">
            <text:p>0,962</text:p>
          </table:table-cell>
          <table:table-cell table:style-name="ce12N2" office:value-type="float" office:value="241.2">
            <text:p>24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8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85.7">
            <text:p>3585,70</text:p>
          </table:table-cell>
          <table:table-cell table:style-name="ce12N2" office:value-type="float" office:value="251">
            <text:p>2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2715500100213950913661578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7">
            <text:p>304397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199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36.55">
            <text:p>36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606427740012095500100019933110060851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1">
            <text:p>304411</text:p>
          </table:table-cell>
          <table:table-cell table:style-name="ce0" table:number-columns-spanned="4" table:number-rows-spanned="1" office:value-type="string" calcext:value-type="string">
            <text:p>9.271 - HENKEL LTDA JUNDIAI (CD)</text:p>
          </table:table-cell>
          <table:covered-table-cell table:number-columns-repeated="3"/>
          <table:table-cell table:style-name="ce0" office:value-type="string" calcext:value-type="string">
            <text:p>882.859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155">
            <text:p>0,001</text:p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6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74.43">
            <text:p>7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277713100347355005000882859186295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80">
            <text:p>30448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39.5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704.32">
            <text:p>6970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69687.04">
            <text:p>69687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534548">
            <text:p>4,535</text:p>
          </table:table-cell>
          <table:table-cell table:style-name="ce12N2" office:value-type="float" office:value="1914.32">
            <text:p>1914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9.70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17.28">
            <text:p>17,28</text:p>
          </table:table-cell>
          <table:table-cell table:style-name="ce12N2" office:value-type="float" office:value="69687.04">
            <text:p>69687,04</text:p>
          </table:table-cell>
          <table:table-cell table:style-name="ce12N2" office:value-type="float" office:value="4818.79">
            <text:p>481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2715500100213950710920457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82">
            <text:p>30448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39.5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18.5">
            <text:p>2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18.5">
            <text:p>221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4">
            <text:p>0,239</text:p>
          </table:table-cell>
          <table:table-cell table:style-name="ce12N2" office:value-type="float" office:value="40.24">
            <text:p>40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1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18.5">
            <text:p>2218,50</text:p>
          </table:table-cell>
          <table:table-cell table:style-name="ce12N2" office:value-type="float" office:value="155.3">
            <text:p>155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2715500100213951111042848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83">
            <text:p>30448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39.5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653.9">
            <text:p>33653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3653.9">
            <text:p>33653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82464">
            <text:p>3,825</text:p>
          </table:table-cell>
          <table:table-cell table:style-name="ce12N2" office:value-type="float" office:value="912.8">
            <text:p>912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3.653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3653.9">
            <text:p>33653,90</text:p>
          </table:table-cell>
          <table:table-cell table:style-name="ce12N2" office:value-type="float" office:value="2355.78">
            <text:p>2355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2715500100213950817684041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55">
            <text:p>304555</text:p>
          </table:table-cell>
          <table:table-cell table:style-name="ce0" table:number-columns-spanned="4" table:number-rows-spanned="1" office:value-type="string" calcext:value-type="string">
            <text:p>780 - M.REIS &amp; CIA LTDA</text:p>
          </table:table-cell>
          <table:covered-table-cell table:number-columns-repeated="3"/>
          <table:table-cell table:style-name="ce0" office:value-type="string" calcext:value-type="string">
            <text:p>169.56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352">
            <text:p>0,492</text:p>
          </table:table-cell>
          <table:table-cell table:style-name="ce12N2" office:value-type="float" office:value="169.22">
            <text:p>169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87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258.12">
            <text:p>258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42989260001035500100016956116332527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2">
            <text:p>304592</text:p>
          </table:table-cell>
          <table:table-cell table:style-name="ce0" table:number-columns-spanned="4" table:number-rows-spanned="1" office:value-type="string" calcext:value-type="string">
            <text:p>6.638 - MECANICA MABELINI LTDA</text:p>
          </table:table-cell>
          <table:covered-table-cell table:number-columns-repeated="3"/>
          <table:table-cell table:style-name="ce0" office:value-type="string" calcext:value-type="string">
            <text:p>7.1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931.2">
            <text:p>16931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6931.2">
            <text:p>1693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58">
            <text:p>0,105</text:p>
          </table:table-cell>
          <table:table-cell table:style-name="ce12N2" office:value-type="float" office:value="234.3">
            <text:p>234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931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3">
            <text:p>4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931.2">
            <text:p>16931,20</text:p>
          </table:table-cell>
          <table:table-cell table:style-name="ce12N2" office:value-type="float" office:value="667.09">
            <text:p>66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84589000001105500100000719517313238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46">
            <text:p>304646</text:p>
          </table:table-cell>
          <table:table-cell table:style-name="ce0" table:number-columns-spanned="4" table:number-rows-spanned="1" office:value-type="string" calcext:value-type="string">
            <text:p>31.020 - INFINITY INDUSTRIAL ATACADO LTDA</text:p>
          </table:table-cell>
          <table:covered-table-cell table:number-columns-repeated="3"/>
          <table:table-cell table:style-name="ce0" office:value-type="string" calcext:value-type="string">
            <text:p>15.46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732.35">
            <text:p>100732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97561.6">
            <text:p>97561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55622">
            <text:p>7,556</text:p>
          </table:table-cell>
          <table:table-cell table:style-name="ce12N2" office:value-type="float" office:value="12000">
            <text:p>12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0.732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9">
            <text:p>3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3170.75">
            <text:p>3170,75</text:p>
          </table:table-cell>
          <table:table-cell table:style-name="ce12N2" office:value-type="float" office:value="97561.6">
            <text:p>97561,60</text:p>
          </table:table-cell>
          <table:table-cell table:style-name="ce12N2" office:value-type="float" office:value="6829.31">
            <text:p>682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16674070001305500000001546910150010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9">
            <text:p>304659</text:p>
          </table:table-cell>
          <table:table-cell table:style-name="ce0" table:number-columns-spanned="4" table:number-rows-spanned="1" office:value-type="string" calcext:value-type="string">
            <text:p>29.379 - AEROFLEX INDUSTRIA DE AEROSOL LTDA</text:p>
          </table:table-cell>
          <table:covered-table-cell table:number-columns-repeated="3"/>
          <table:table-cell table:style-name="ce0" office:value-type="string" calcext:value-type="string">
            <text:p>109.133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36">
            <text:p>0,244</text:p>
          </table:table-cell>
          <table:table-cell table:style-name="ce12N2" office:value-type="float" office:value="1428">
            <text:p>142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3.55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1342.32">
            <text:p>134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7872967000536550040001091331384013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1">
            <text:p>304661</text:p>
          </table:table-cell>
          <table:table-cell table:style-name="ce0" table:number-columns-spanned="4" table:number-rows-spanned="1" office:value-type="string" calcext:value-type="string">
            <text:p>29.379 - AEROFLEX INDUSTRIA DE AEROSOL LTDA</text:p>
          </table:table-cell>
          <table:covered-table-cell table:number-columns-repeated="3"/>
          <table:table-cell table:style-name="ce0" office:value-type="string" calcext:value-type="string">
            <text:p>109.142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872">
            <text:p>0,005</text:p>
          </table:table-cell>
          <table:table-cell table:style-name="ce12N2" office:value-type="float" office:value="28.56">
            <text:p>28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7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26.84">
            <text:p>26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78729670005365500400010914213641342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81">
            <text:p>304781</text:p>
          </table:table-cell>
          <table:table-cell table:style-name="ce0" table:number-columns-spanned="4" table:number-rows-spanned="1" office:value-type="string" calcext:value-type="string">
            <text:p>31.020 - INFINITY INDUSTRIAL ATACADO LTDA</text:p>
          </table:table-cell>
          <table:covered-table-cell table:number-columns-repeated="3"/>
          <table:table-cell table:style-name="ce0" office:value-type="string" calcext:value-type="string">
            <text:p>15.56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183.24">
            <text:p>24518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37465.6">
            <text:p>23746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7.83074">
            <text:p>17,831</text:p>
          </table:table-cell>
          <table:table-cell table:style-name="ce12N2" office:value-type="float" office:value="30200">
            <text:p>302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5.18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0">
            <text:p>4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7717.64">
            <text:p>7717,64</text:p>
          </table:table-cell>
          <table:table-cell table:style-name="ce12N2" office:value-type="float" office:value="237465.6">
            <text:p>237465,60</text:p>
          </table:table-cell>
          <table:table-cell table:style-name="ce12N2" office:value-type="float" office:value="16622.59">
            <text:p>16622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16674070001305500000001556810151510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3">
            <text:p>304803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7.22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942.81">
            <text:p>47942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2">
            <text:p>82,00</text:p>
          </table:table-cell>
          <table:table-cell table:style-name="ce12N2" office:value-type="float" office:value="47242.9">
            <text:p>47242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.447702">
            <text:p>8,448</text:p>
          </table:table-cell>
          <table:table-cell table:style-name="ce12N2" office:value-type="float" office:value="477.14">
            <text:p>477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.942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699.91">
            <text:p>699,91</text:p>
          </table:table-cell>
          <table:table-cell table:style-name="ce12N2" office:value-type="float" office:value="47242.9">
            <text:p>47242,90</text:p>
          </table:table-cell>
          <table:table-cell table:style-name="ce12N2" office:value-type="float" office:value="2933.05">
            <text:p>2933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722918195176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49">
            <text:p>304849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181.4">
            <text:p>1618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193.8">
            <text:p>1519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89666">
            <text:p>5,897</text:p>
          </table:table-cell>
          <table:table-cell table:style-name="ce12N2" office:value-type="float" office:value="76.48">
            <text:p>76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18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987.6">
            <text:p>987,60</text:p>
          </table:table-cell>
          <table:table-cell table:style-name="ce12N2" office:value-type="float" office:value="15193.8">
            <text:p>15193,80</text:p>
          </table:table-cell>
          <table:table-cell table:style-name="ce12N2" office:value-type="float" office:value="607.75">
            <text:p>607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712717871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50">
            <text:p>304850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484">
            <text:p>0,295</text:p>
          </table:table-cell>
          <table:table-cell table:style-name="ce12N2" office:value-type="float" office:value="78.26">
            <text:p>7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424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856.99">
            <text:p>856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815475192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51">
            <text:p>304851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88">
            <text:p>0,031</text:p>
          </table:table-cell>
          <table:table-cell table:style-name="ce12N2" office:value-type="float" office:value="87.34">
            <text:p>87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433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1537.36">
            <text:p>1537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915937857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14">
            <text:p>304914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4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677.95">
            <text:p>967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18">
            <text:p>8818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28">
            <text:p>0,753</text:p>
          </table:table-cell>
          <table:table-cell table:style-name="ce12N2" office:value-type="float" office:value="196">
            <text:p>19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677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859.77">
            <text:p>859,77</text:p>
          </table:table-cell>
          <table:table-cell table:style-name="ce12N2" office:value-type="float" office:value="8818.18">
            <text:p>8818,18</text:p>
          </table:table-cell>
          <table:table-cell table:style-name="ce12N2" office:value-type="float" office:value="352.73">
            <text:p>352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461015893093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35">
            <text:p>304935</text:p>
          </table:table-cell>
          <table:table-cell table:style-name="ce0" table:number-columns-spanned="4" table:number-rows-spanned="1" office:value-type="string" calcext:value-type="string">
            <text:p>12.833 - MULTI- BARRAS INDUSTRIA E COMERCIO EIRELI-EPP</text:p>
          </table:table-cell>
          <table:covered-table-cell table:number-columns-repeated="3"/>
          <table:table-cell table:style-name="ce0" office:value-type="string" calcext:value-type="string">
            <text:p>31.2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21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787.82">
            <text:p>220787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07312.5">
            <text:p>207312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4.25975">
            <text:p>14,260</text:p>
          </table:table-cell>
          <table:table-cell table:style-name="ce12N2" office:value-type="float" office:value="33050">
            <text:p>3305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0.787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3475.32">
            <text:p>13475,32</text:p>
          </table:table-cell>
          <table:table-cell table:style-name="ce12N2" office:value-type="float" office:value="207312.5">
            <text:p>207312,50</text:p>
          </table:table-cell>
          <table:table-cell table:style-name="ce12N2" office:value-type="float" office:value="14292.5">
            <text:p>1429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274042360001405500100003123110947000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7">
            <text:p>30494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80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03.87">
            <text:p>4303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285.56">
            <text:p>4285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78832">
            <text:p>0,579</text:p>
          </table:table-cell>
          <table:table-cell table:style-name="ce12N2" office:value-type="float" office:value="34.61">
            <text:p>34,6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03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8.31">
            <text:p>18,31</text:p>
          </table:table-cell>
          <table:table-cell table:style-name="ce12N2" office:value-type="float" office:value="4285.56">
            <text:p>4285,56</text:p>
          </table:table-cell>
          <table:table-cell table:style-name="ce12N2" office:value-type="float" office:value="300">
            <text:p>30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80310499172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8">
            <text:p>304948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58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92.56">
            <text:p>5992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5798.16">
            <text:p>5798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017832">
            <text:p>3,018</text:p>
          </table:table-cell>
          <table:table-cell table:style-name="ce12N2" office:value-type="float" office:value="156.55">
            <text:p>156,5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992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5798.16">
            <text:p>5798,16</text:p>
          </table:table-cell>
          <table:table-cell table:style-name="ce12N2" office:value-type="float" office:value="405.87">
            <text:p>405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58715182500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6">
            <text:p>30497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5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2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995.84">
            <text:p>13995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995.84">
            <text:p>13995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2664">
            <text:p>0,927</text:p>
          </table:table-cell>
          <table:table-cell table:style-name="ce12N2" office:value-type="float" office:value="421.12">
            <text:p>421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995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995.84">
            <text:p>13995,84</text:p>
          </table:table-cell>
          <table:table-cell table:style-name="ce12N2" office:value-type="float" office:value="559.83">
            <text:p>559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58818339610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7">
            <text:p>304977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5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2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843.32">
            <text:p>4684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6843.32">
            <text:p>46843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958108">
            <text:p>2,958</text:p>
          </table:table-cell>
          <table:table-cell table:style-name="ce12N2" office:value-type="float" office:value="1482.11">
            <text:p>1482,1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6.84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6843.32">
            <text:p>46843,32</text:p>
          </table:table-cell>
          <table:table-cell table:style-name="ce12N2" office:value-type="float" office:value="1873.74">
            <text:p>187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58914110765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1">
            <text:p>304981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5.5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">
            <text:p>16,00</text:p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53612">
            <text:p>5,536</text:p>
          </table:table-cell>
          <table:table-cell table:style-name="ce12N2" office:value-type="float" office:value="703.02">
            <text:p>703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657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3056.03">
            <text:p>305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557213907888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5">
            <text:p>304985</text:p>
          </table:table-cell>
          <table:table-cell table:style-name="ce0" table:number-columns-spanned="4" table:number-rows-spanned="1" office:value-type="string" calcext:value-type="string">
            <text:p>3.599 - KADESH CALCADOS PROFISSIONAIS LTDA</text:p>
          </table:table-cell>
          <table:covered-table-cell table:number-columns-repeated="3"/>
          <table:table-cell table:style-name="ce0" office:value-type="string" calcext:value-type="string">
            <text:p>334.404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28.48">
            <text:p>1642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">
            <text:p>19,00</text:p>
          </table:table-cell>
          <table:table-cell table:style-name="ce12N2" office:value-type="float" office:value="16428.48">
            <text:p>16428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615089">
            <text:p>1,615</text:p>
          </table:table-cell>
          <table:table-cell table:style-name="ce12N2" office:value-type="float" office:value="255.45">
            <text:p>255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428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428.48">
            <text:p>16428,48</text:p>
          </table:table-cell>
          <table:table-cell table:style-name="ce12N2" office:value-type="float" office:value="1149.99">
            <text:p>1149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62935640001465500200033440416802778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1">
            <text:p>304991</text:p>
          </table:table-cell>
          <table:table-cell table:style-name="ce0" table:number-columns-spanned="4" table:number-rows-spanned="1" office:value-type="string" calcext:value-type="string">
            <text:p>16.390 - COLSON DO BRASIL LTDA.</text:p>
          </table:table-cell>
          <table:covered-table-cell table:number-columns-repeated="3"/>
          <table:table-cell table:style-name="ce0" office:value-type="string" calcext:value-type="string">
            <text:p>181.5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37.7">
            <text:p>653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626">
            <text:p>4626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9584">
            <text:p>1,958</text:p>
          </table:table-cell>
          <table:table-cell table:style-name="ce12N2" office:value-type="float" office:value="48">
            <text:p>4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37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451.04">
            <text:p>451,04</text:p>
          </table:table-cell>
          <table:table-cell table:style-name="ce12N2" office:value-type="float" office:value="4232.79">
            <text:p>4232,79</text:p>
          </table:table-cell>
          <table:table-cell table:style-name="ce12N2" office:value-type="float" office:value="169.31">
            <text:p>16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149.85">
            <text:p>8149,85</text:p>
          </table:table-cell>
          <table:table-cell table:style-name="ce12N2" office:value-type="float" office:value="1460.66">
            <text:p>1460,66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403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50940030001555500100018155410176746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1">
            <text:p>30500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72.4">
            <text:p>1087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72.4">
            <text:p>10872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592">
            <text:p>0,046</text:p>
          </table:table-cell>
          <table:table-cell table:style-name="ce12N2" office:value-type="float" office:value="31.6">
            <text:p>3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7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72.4">
            <text:p>10872,40</text:p>
          </table:table-cell>
          <table:table-cell table:style-name="ce12N2" office:value-type="float" office:value="761.07">
            <text:p>761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71890854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2">
            <text:p>30500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33.38">
            <text:p>93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33.38">
            <text:p>933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2563">
            <text:p>0,053</text:p>
          </table:table-cell>
          <table:table-cell table:style-name="ce12N2" office:value-type="float" office:value="0.21">
            <text:p>0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33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33.38">
            <text:p>933,38</text:p>
          </table:table-cell>
          <table:table-cell table:style-name="ce12N2" office:value-type="float" office:value="65.34">
            <text:p>65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61229905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3">
            <text:p>30500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04.64">
            <text:p>670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704.64">
            <text:p>6704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16">
            <text:p>0,011</text:p>
          </table:table-cell>
          <table:table-cell table:style-name="ce12N2" office:value-type="float" office:value="15.62">
            <text:p>1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04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04.64">
            <text:p>6704,64</text:p>
          </table:table-cell>
          <table:table-cell table:style-name="ce12N2" office:value-type="float" office:value="469.32">
            <text:p>469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519840601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4">
            <text:p>30500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8.68">
            <text:p>140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08.68">
            <text:p>140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3">
            <text:p>0,004</text:p>
          </table:table-cell>
          <table:table-cell table:style-name="ce12N2" office:value-type="float" office:value="1.41">
            <text:p>1,4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08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08.68">
            <text:p>1408,68</text:p>
          </table:table-cell>
          <table:table-cell table:style-name="ce12N2" office:value-type="float" office:value="98.61">
            <text:p>98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414706762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5">
            <text:p>30500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19.64">
            <text:p>1919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95">
            <text:p>189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3.3">
            <text:p>3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19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24.64">
            <text:p>24,64</text:p>
          </table:table-cell>
          <table:table-cell table:style-name="ce12N2" office:value-type="float" office:value="1895">
            <text:p>1895,00</text:p>
          </table:table-cell>
          <table:table-cell table:style-name="ce12N2" office:value-type="float" office:value="75.8">
            <text:p>75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4517465294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6">
            <text:p>30500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00.08">
            <text:p>1600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00.08">
            <text:p>1600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0108">
            <text:p>0,090</text:p>
          </table:table-cell>
          <table:table-cell table:style-name="ce12N2" office:value-type="float" office:value="0.36">
            <text:p>0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00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00.08">
            <text:p>1600,08</text:p>
          </table:table-cell>
          <table:table-cell table:style-name="ce12N2" office:value-type="float" office:value="112.01">
            <text:p>112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4413973751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7">
            <text:p>30500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7.84">
            <text:p>138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87.84">
            <text:p>1387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04">
            <text:p>0,002</text:p>
          </table:table-cell>
          <table:table-cell table:style-name="ce12N2" office:value-type="float" office:value="1.22">
            <text:p>1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87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87.84">
            <text:p>1387,84</text:p>
          </table:table-cell>
          <table:table-cell table:style-name="ce12N2" office:value-type="float" office:value="97.15">
            <text:p>97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431292260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9">
            <text:p>305009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4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56.55">
            <text:p>1756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00.5">
            <text:p>1600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056">
            <text:p>0,151</text:p>
          </table:table-cell>
          <table:table-cell table:style-name="ce12N2" office:value-type="float" office:value="39.2">
            <text:p>39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56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56.05">
            <text:p>156,05</text:p>
          </table:table-cell>
          <table:table-cell table:style-name="ce12N2" office:value-type="float" office:value="1600.5">
            <text:p>1600,50</text:p>
          </table:table-cell>
          <table:table-cell table:style-name="ce12N2" office:value-type="float" office:value="64.02">
            <text:p>64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461115893093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12">
            <text:p>30501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9395.79">
            <text:p>399395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">
            <text:p>49,00</text:p>
          </table:table-cell>
          <table:table-cell table:style-name="ce12N2" office:value-type="float" office:value="396352.62">
            <text:p>396352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275912">
            <text:p>1,276</text:p>
          </table:table-cell>
          <table:table-cell table:style-name="ce12N2" office:value-type="float" office:value="865.86">
            <text:p>865,8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9.395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043.17">
            <text:p>3043,17</text:p>
          </table:table-cell>
          <table:table-cell table:style-name="ce12N2" office:value-type="float" office:value="396352.62">
            <text:p>396352,62</text:p>
          </table:table-cell>
          <table:table-cell table:style-name="ce12N2" office:value-type="float" office:value="26814.9">
            <text:p>2681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813920762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6">
            <text:p>305076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5.75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436.01">
            <text:p>22436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1686.89">
            <text:p>21686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8000.09508">
            <text:p>28000,095</text:p>
          </table:table-cell>
          <table:table-cell table:style-name="ce12N2" office:value-type="float" office:value="2816.45">
            <text:p>2816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436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749.12">
            <text:p>749,12</text:p>
          </table:table-cell>
          <table:table-cell table:style-name="ce12N2" office:value-type="float" office:value="21686.89">
            <text:p>21686,89</text:p>
          </table:table-cell>
          <table:table-cell table:style-name="ce12N2" office:value-type="float" office:value="1518.09">
            <text:p>1518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575215720582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7">
            <text:p>30507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45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736">
            <text:p>0,009</text:p>
          </table:table-cell>
          <table:table-cell table:style-name="ce12N2" office:value-type="float" office:value="2.24">
            <text:p>2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04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112.28">
            <text:p>11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45917229078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8">
            <text:p>30507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33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577">
            <text:p>0,146</text:p>
          </table:table-cell>
          <table:table-cell table:style-name="ce12N2" office:value-type="float" office:value="157.32">
            <text:p>157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.633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2984.35">
            <text:p>2984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33810807200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9">
            <text:p>30507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5634">
            <text:p>0,496</text:p>
          </table:table-cell>
          <table:table-cell table:style-name="ce12N2" office:value-type="float" office:value="29">
            <text:p>29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.318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3662.31">
            <text:p>366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710866225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1">
            <text:p>3050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028.26">
            <text:p>106028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1120.37">
            <text:p>101120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265">
            <text:p>0,526</text:p>
          </table:table-cell>
          <table:table-cell table:style-name="ce12N2" office:value-type="float" office:value="7.27">
            <text:p>7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6.028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907.89">
            <text:p>4907,89</text:p>
          </table:table-cell>
          <table:table-cell table:style-name="ce12N2" office:value-type="float" office:value="101120.37">
            <text:p>101120,37</text:p>
          </table:table-cell>
          <table:table-cell table:style-name="ce12N2" office:value-type="float" office:value="7078.43">
            <text:p>7078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617315654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8">
            <text:p>3050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10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418.97">
            <text:p>9418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44.1">
            <text:p>8844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5">
            <text:p>0,085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418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574.87">
            <text:p>574,87</text:p>
          </table:table-cell>
          <table:table-cell table:style-name="ce12N2" office:value-type="float" office:value="8844.1">
            <text:p>8844,10</text:p>
          </table:table-cell>
          <table:table-cell table:style-name="ce12N2" office:value-type="float" office:value="619.09">
            <text:p>619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10710227407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0">
            <text:p>3050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3.97">
            <text:p>24523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7.2">
            <text:p>230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">
            <text:p>0,021</text:p>
          </table:table-cell>
          <table:table-cell table:style-name="ce12N2" office:value-type="float" office:value="11.44">
            <text:p>11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523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6.77">
            <text:p>1496,77</text:p>
          </table:table-cell>
          <table:table-cell table:style-name="ce12N2" office:value-type="float" office:value="23027.2">
            <text:p>23027,20</text:p>
          </table:table-cell>
          <table:table-cell table:style-name="ce12N2" office:value-type="float" office:value="1611.9">
            <text:p>161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21073722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3">
            <text:p>30509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8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848">
            <text:p>0,047</text:p>
          </table:table-cell>
          <table:table-cell table:style-name="ce12N2" office:value-type="float" office:value="23.23">
            <text:p>23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2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617.7">
            <text:p>61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83210192729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4">
            <text:p>3050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8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72">
            <text:p>0,972</text:p>
          </table:table-cell>
          <table:table-cell table:style-name="ce12N2" office:value-type="float" office:value="314.8">
            <text:p>314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.13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4559.66">
            <text:p>455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83310878685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7">
            <text:p>305097</text:p>
          </table:table-cell>
          <table:table-cell table:style-name="ce0" table:number-columns-spanned="4" table:number-rows-spanned="1" office:value-type="string" calcext:value-type="string">
            <text:p>35.601 - COPPERFIO INDUSTRIA E COMERCIO LTDA</text:p>
          </table:table-cell>
          <table:covered-table-cell table:number-columns-repeated="3"/>
          <table:table-cell table:style-name="ce0" office:value-type="string" calcext:value-type="string">
            <text:p>40.9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41.5">
            <text:p>19441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9441.5">
            <text:p>19441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929825">
            <text:p>1,930</text:p>
          </table:table-cell>
          <table:table-cell table:style-name="ce12N2" office:value-type="float" office:value="228.75">
            <text:p>228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.441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41.5">
            <text:p>19441,50</text:p>
          </table:table-cell>
          <table:table-cell table:style-name="ce12N2" office:value-type="float" office:value="1360.91">
            <text:p>1360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059702000103550010000409071918878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8">
            <text:p>305098</text:p>
          </table:table-cell>
          <table:table-cell table:style-name="ce0" table:number-columns-spanned="4" table:number-rows-spanned="1" office:value-type="string" calcext:value-type="string">
            <text:p>5.940 - BLUMENAU ILUMINACAO LTDA</text:p>
          </table:table-cell>
          <table:covered-table-cell table:number-columns-repeated="3"/>
          <table:table-cell table:style-name="ce0" office:value-type="string" calcext:value-type="string">
            <text:p>811.3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167.29">
            <text:p>83167,29</text:p>
          </table:table-cell>
          <table:table-cell table:style-name="ce12N2" office:value-type="float" office:value="3600.01">
            <text:p>3600,01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74689.45">
            <text:p>74689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5.132434">
            <text:p>25,132</text:p>
          </table:table-cell>
          <table:table-cell table:style-name="ce12N2" office:value-type="float" office:value="2648.88">
            <text:p>2648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.167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6.37">
            <text:p>76,3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6906.58">
            <text:p>6906,58</text:p>
          </table:table-cell>
          <table:table-cell table:style-name="ce12N2" office:value-type="float" office:value="71089.44">
            <text:p>71089,44</text:p>
          </table:table-cell>
          <table:table-cell table:style-name="ce12N2" office:value-type="float" office:value="2874.74">
            <text:p>2874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28590.05">
            <text:p>28590,05</text:p>
          </table:table-cell>
          <table:table-cell table:style-name="ce12N2" office:value-type="float" office:value="5171.27">
            <text:p>5171,27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94164590001205500100081135410715765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08">
            <text:p>305108</text:p>
          </table:table-cell>
          <table:table-cell table:style-name="ce0" table:number-columns-spanned="4" table:number-rows-spanned="1" office:value-type="string" calcext:value-type="string">
            <text:p>1.695 - METALURGICA RONCONI DE MATAO LTDA - ME</text:p>
          </table:table-cell>
          <table:covered-table-cell table:number-columns-repeated="3"/>
          <table:table-cell table:style-name="ce0" office:value-type="string" calcext:value-type="string">
            <text:p>36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168">
            <text:p>0,152</text:p>
          </table:table-cell>
          <table:table-cell table:style-name="ce12N2" office:value-type="float" office:value="551.82">
            <text:p>551,8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441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1002.98">
            <text:p>1002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8875230001525500100003696910036964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12">
            <text:p>30511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91.84">
            <text:p>3929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291.84">
            <text:p>3929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8592">
            <text:p>0,219</text:p>
          </table:table-cell>
          <table:table-cell table:style-name="ce12N2" office:value-type="float" office:value="87.34">
            <text:p>87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.29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291.84">
            <text:p>39291,84</text:p>
          </table:table-cell>
          <table:table-cell table:style-name="ce12N2" office:value-type="float" office:value="1571.67">
            <text:p>1571,6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315128671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0">
            <text:p>305120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2.694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5668.23">
            <text:p>125668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109825.32">
            <text:p>109825,32</text:p>
          </table:table-cell>
          <table:table-cell table:style-name="ce12N2" office:value-type="float" office:value="5539.16">
            <text:p>5539,16</text:p>
          </table:table-cell>
          <table:table-cell table:style-name="ce12N3" office:value-type="float" office:value="19.215422">
            <text:p>19,215</text:p>
          </table:table-cell>
          <table:table-cell table:style-name="ce12N2" office:value-type="float" office:value="1289.09">
            <text:p>128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5.668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0303.75">
            <text:p>10303,75</text:p>
          </table:table-cell>
          <table:table-cell table:style-name="ce12N2" office:value-type="float" office:value="115364.48">
            <text:p>115364,48</text:p>
          </table:table-cell>
          <table:table-cell table:style-name="ce12N2" office:value-type="float" office:value="7013.72">
            <text:p>7013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26941947955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1">
            <text:p>30516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44.28">
            <text:p>12044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2044.28">
            <text:p>12044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978587">
            <text:p>1,979</text:p>
          </table:table-cell>
          <table:table-cell table:style-name="ce12N2" office:value-type="float" office:value="621.6">
            <text:p>62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044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044.28">
            <text:p>12044,28</text:p>
          </table:table-cell>
          <table:table-cell table:style-name="ce12N2" office:value-type="float" office:value="843.1">
            <text:p>84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9815449541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4">
            <text:p>305164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2.4">
            <text:p>66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62.4">
            <text:p>662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8525">
            <text:p>0,185</text:p>
          </table:table-cell>
          <table:table-cell table:style-name="ce12N2" office:value-type="float" office:value="35.88">
            <text:p>35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6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2.4">
            <text:p>662,40</text:p>
          </table:table-cell>
          <table:table-cell table:style-name="ce12N2" office:value-type="float" office:value="46.37">
            <text:p>46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718966523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7">
            <text:p>30516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9.5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18.65">
            <text:p>5818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35.5">
            <text:p>5635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978">
            <text:p>0,398</text:p>
          </table:table-cell>
          <table:table-cell table:style-name="ce12N2" office:value-type="float" office:value="2707.25">
            <text:p>270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18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83.15">
            <text:p>183,15</text:p>
          </table:table-cell>
          <table:table-cell table:style-name="ce12N2" office:value-type="float" office:value="5635.5">
            <text:p>5635,50</text:p>
          </table:table-cell>
          <table:table-cell table:style-name="ce12N2" office:value-type="float" office:value="394.49">
            <text:p>394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952516662115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8">
            <text:p>30516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4.8">
            <text:p>1324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24.8">
            <text:p>1324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05">
            <text:p>0,370</text:p>
          </table:table-cell>
          <table:table-cell table:style-name="ce12N2" office:value-type="float" office:value="71.76">
            <text:p>7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24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24.8">
            <text:p>1324,80</text:p>
          </table:table-cell>
          <table:table-cell table:style-name="ce12N2" office:value-type="float" office:value="92.74">
            <text:p>92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619777253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9">
            <text:p>30516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99.2">
            <text:p>529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99.2">
            <text:p>5299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482">
            <text:p>1,482</text:p>
          </table:table-cell>
          <table:table-cell table:style-name="ce12N2" office:value-type="float" office:value="287.04">
            <text:p>287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99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99.2">
            <text:p>5299,20</text:p>
          </table:table-cell>
          <table:table-cell table:style-name="ce12N2" office:value-type="float" office:value="370.94">
            <text:p>37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515875689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0">
            <text:p>30517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1.4">
            <text:p>181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1.4">
            <text:p>1811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978">
            <text:p>0,398</text:p>
          </table:table-cell>
          <table:table-cell table:style-name="ce12N2" office:value-type="float" office:value="232.5">
            <text:p>23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1.4">
            <text:p>1811,40</text:p>
          </table:table-cell>
          <table:table-cell table:style-name="ce12N2" office:value-type="float" office:value="126.8">
            <text:p>126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419025807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1">
            <text:p>30517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99.21">
            <text:p>7499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499.21">
            <text:p>7499,2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8514">
            <text:p>0,985</text:p>
          </table:table-cell>
          <table:table-cell table:style-name="ce12N2" office:value-type="float" office:value="316.67">
            <text:p>316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99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99.21">
            <text:p>7499,21</text:p>
          </table:table-cell>
          <table:table-cell table:style-name="ce12N2" office:value-type="float" office:value="524.94">
            <text:p>524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317223800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2">
            <text:p>3051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1.63">
            <text:p>241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64.44">
            <text:p>2264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14">
            <text:p>0,007</text:p>
          </table:table-cell>
          <table:table-cell table:style-name="ce12N2" office:value-type="float" office:value="2.65">
            <text:p>2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1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7.19">
            <text:p>147,19</text:p>
          </table:table-cell>
          <table:table-cell table:style-name="ce12N2" office:value-type="float" office:value="2264.44">
            <text:p>2264,44</text:p>
          </table:table-cell>
          <table:table-cell table:style-name="ce12N2" office:value-type="float" office:value="158.51">
            <text:p>158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610109766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6">
            <text:p>3051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2.68">
            <text:p>3562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496.46">
            <text:p>3496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84">
            <text:p>0,006</text:p>
          </table:table-cell>
          <table:table-cell table:style-name="ce12N2" office:value-type="float" office:value="9.74">
            <text:p>9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2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6.22">
            <text:p>66,22</text:p>
          </table:table-cell>
          <table:table-cell table:style-name="ce12N2" office:value-type="float" office:value="3496.46">
            <text:p>3496,46</text:p>
          </table:table-cell>
          <table:table-cell table:style-name="ce12N2" office:value-type="float" office:value="214.19">
            <text:p>214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219961957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7">
            <text:p>30517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5.02">
            <text:p>1085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18.8">
            <text:p>1018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44">
            <text:p>0,006</text:p>
          </table:table-cell>
          <table:table-cell table:style-name="ce12N2" office:value-type="float" office:value="5.85">
            <text:p>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85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6.22">
            <text:p>66,22</text:p>
          </table:table-cell>
          <table:table-cell table:style-name="ce12N2" office:value-type="float" office:value="1018.8">
            <text:p>1018,80</text:p>
          </table:table-cell>
          <table:table-cell table:style-name="ce12N2" office:value-type="float" office:value="40.75">
            <text:p>4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112078423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8">
            <text:p>3051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018149092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9">
            <text:p>3051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03.1">
            <text:p>170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03.1">
            <text:p>1703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92">
            <text:p>0,017</text:p>
          </table:table-cell>
          <table:table-cell table:style-name="ce12N2" office:value-type="float" office:value="2.72">
            <text:p>2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03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03.1">
            <text:p>1703,10</text:p>
          </table:table-cell>
          <table:table-cell table:style-name="ce12N2" office:value-type="float" office:value="119.22">
            <text:p>11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919942172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0">
            <text:p>3051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7.2">
            <text:p>1187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7.2">
            <text:p>118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592">
            <text:p>0,005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87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7.2">
            <text:p>1187,20</text:p>
          </table:table-cell>
          <table:table-cell table:style-name="ce12N2" office:value-type="float" office:value="83.1">
            <text:p>8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81249550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2">
            <text:p>3051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1.16">
            <text:p>98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81.16">
            <text:p>98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384">
            <text:p>0,002</text:p>
          </table:table-cell>
          <table:table-cell table:style-name="ce12N2" office:value-type="float" office:value="2.69">
            <text:p>2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81.16">
            <text:p>981,16</text:p>
          </table:table-cell>
          <table:table-cell table:style-name="ce12N2" office:value-type="float" office:value="68.68">
            <text:p>6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719805686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3">
            <text:p>30518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0.58">
            <text:p>490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0.58">
            <text:p>490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192">
            <text:p>0,001</text:p>
          </table:table-cell>
          <table:table-cell table:style-name="ce12N2" office:value-type="float" office:value="1.34">
            <text:p>1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90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0.58">
            <text:p>490,58</text:p>
          </table:table-cell>
          <table:table-cell table:style-name="ce12N2" office:value-type="float" office:value="34.34">
            <text:p>34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613077068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4">
            <text:p>30518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.46">
            <text:p>325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5.6">
            <text:p>30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626">
            <text:p>0,004</text:p>
          </table:table-cell>
          <table:table-cell table:style-name="ce12N2" office:value-type="float" office:value="0.83">
            <text:p>0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5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9.86">
            <text:p>19,86</text:p>
          </table:table-cell>
          <table:table-cell table:style-name="ce12N2" office:value-type="float" office:value="305.6">
            <text:p>305,60</text:p>
          </table:table-cell>
          <table:table-cell table:style-name="ce12N2" office:value-type="float" office:value="21.39">
            <text:p>21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511416518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8">
            <text:p>30518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9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812">
            <text:p>0,298</text:p>
          </table:table-cell>
          <table:table-cell table:style-name="ce12N2" office:value-type="float" office:value="28.76">
            <text:p>28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0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77.14">
            <text:p>7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9981613100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0">
            <text:p>3051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3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625">
            <text:p>0,028</text:p>
          </table:table-cell>
          <table:table-cell table:style-name="ce12N2" office:value-type="float" office:value="7.25">
            <text:p>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72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208.1">
            <text:p>20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381717361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3">
            <text:p>30519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9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81412">
            <text:p>0,881</text:p>
          </table:table-cell>
          <table:table-cell table:style-name="ce12N2" office:value-type="float" office:value="84.78">
            <text:p>84,7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267.57">
            <text:p>267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91717214951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4">
            <text:p>3051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535">
            <text:p>0,025</text:p>
          </table:table-cell>
          <table:table-cell table:style-name="ce12N2" office:value-type="float" office:value="27.08">
            <text:p>2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54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668.21">
            <text:p>668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501250669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5">
            <text:p>3051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3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095">
            <text:p>0,037</text:p>
          </table:table-cell>
          <table:table-cell table:style-name="ce12N2" office:value-type="float" office:value="8.21">
            <text:p>8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49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759.45">
            <text:p>759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351792965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0">
            <text:p>305200</text:p>
          </table:table-cell>
          <table:table-cell table:style-name="ce0" table:number-columns-spanned="4" table:number-rows-spanned="1" office:value-type="string" calcext:value-type="string">
            <text:p>9.951 - QUALITRONIX TECNOLOGIA LTDA</text:p>
          </table:table-cell>
          <table:covered-table-cell table:number-columns-repeated="3"/>
          <table:table-cell table:style-name="ce0" office:value-type="string" calcext:value-type="string">
            <text:p>128.98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1.63">
            <text:p>232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150">
            <text:p>215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0.0315">
            <text:p>90,031</text:p>
          </table:table-cell>
          <table:table-cell table:style-name="ce12N2" office:value-type="float" office:value="17.33">
            <text:p>1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1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71.63">
            <text:p>171,63</text:p>
          </table:table-cell>
          <table:table-cell table:style-name="ce12N2" office:value-type="float" office:value="2150">
            <text:p>2150,00</text:p>
          </table:table-cell>
          <table:table-cell table:style-name="ce12N2" office:value-type="float" office:value="150.5">
            <text:p>150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028034620001725500300012898616275506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2">
            <text:p>30520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">
            <text:p>0,015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33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296.37">
            <text:p>296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3901041796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3">
            <text:p>305203</text:p>
          </table:table-cell>
          <table:table-cell table:style-name="ce0" table:number-columns-spanned="4" table:number-rows-spanned="1" office:value-type="string" calcext:value-type="string">
            <text:p>693 - MAKITA DO BRASIL FERRAMENTAS ELETRICAS LTDA</text:p>
          </table:table-cell>
          <table:covered-table-cell table:number-columns-repeated="3"/>
          <table:table-cell table:style-name="ce0" office:value-type="string" calcext:value-type="string">
            <text:p>724.047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6.53">
            <text:p>376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7.92">
            <text:p>357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984">
            <text:p>0,006</text:p>
          </table:table-cell>
          <table:table-cell table:style-name="ce12N2" office:value-type="float" office:value="2.08">
            <text:p>2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76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8.61">
            <text:p>18,61</text:p>
          </table:table-cell>
          <table:table-cell table:style-name="ce12N2" office:value-type="float" office:value="357.92">
            <text:p>357,92</text:p>
          </table:table-cell>
          <table:table-cell table:style-name="ce12N2" office:value-type="float" office:value="14.32">
            <text:p>1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8659200001005500400072404712190197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7">
            <text:p>30520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26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07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161.53">
            <text:p>16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26212380554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1">
            <text:p>305211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0056">
            <text:p>0,070</text:p>
          </table:table-cell>
          <table:table-cell table:style-name="ce12N2" office:value-type="float" office:value="110.71">
            <text:p>110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3.417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2536.69">
            <text:p>2536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61466193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4">
            <text:p>305214</text:p>
          </table:table-cell>
          <table:table-cell table:style-name="ce0" table:number-columns-spanned="4" table:number-rows-spanned="1" office:value-type="string" calcext:value-type="string">
            <text:p>8.467 - MEGACABOS IND. COM. DE CABOS ESP. LTDA</text:p>
          </table:table-cell>
          <table:covered-table-cell table:number-columns-repeated="3"/>
          <table:table-cell table:style-name="ce0" office:value-type="string" calcext:value-type="string">
            <text:p>11.52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320.32">
            <text:p>29320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8170.32">
            <text:p>28170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2.59437">
            <text:p>92,594</text:p>
          </table:table-cell>
          <table:table-cell table:style-name="ce12N2" office:value-type="float" office:value="236.25">
            <text:p>236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320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41">
            <text:p>44,41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50">
            <text:p>1150,00</text:p>
          </table:table-cell>
          <table:table-cell table:style-name="ce12N2" office:value-type="float" office:value="28170.32">
            <text:p>28170,32</text:p>
          </table:table-cell>
          <table:table-cell table:style-name="ce12N2" office:value-type="float" office:value="1971.92">
            <text:p>1971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6428620002485500200001152217636816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5">
            <text:p>305215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2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2.61">
            <text:p>254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346.09">
            <text:p>2346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58">
            <text:p>0,036</text:p>
          </table:table-cell>
          <table:table-cell table:style-name="ce12N2" office:value-type="float" office:value="233.08">
            <text:p>233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96.52">
            <text:p>196,52</text:p>
          </table:table-cell>
          <table:table-cell table:style-name="ce12N2" office:value-type="float" office:value="2346.09">
            <text:p>2346,09</text:p>
          </table:table-cell>
          <table:table-cell table:style-name="ce12N2" office:value-type="float" office:value="114.32">
            <text:p>11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23015684223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6">
            <text:p>3052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59">
            <text:p>0,028</text:p>
          </table:table-cell>
          <table:table-cell table:style-name="ce12N2" office:value-type="float" office:value="0.39">
            <text:p>0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9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76.7">
            <text:p>7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3711396016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3">
            <text:p>3052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7E-5">
            <text:p>0,000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2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42.91">
            <text:p>4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51360224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5">
            <text:p>3052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9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85">
            <text:p>0,024</text:p>
          </table:table-cell>
          <table:table-cell table:style-name="ce12N2" office:value-type="float" office:value="0.5">
            <text:p>0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2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42.91">
            <text:p>4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92916436466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6">
            <text:p>305226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7273.94">
            <text:p>44727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">
            <text:p>31,00</text:p>
          </table:table-cell>
          <table:table-cell table:style-name="ce12N2" office:value-type="float" office:value="444898.6">
            <text:p>44489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56328">
            <text:p>9,056</text:p>
          </table:table-cell>
          <table:table-cell table:style-name="ce12N2" office:value-type="float" office:value="5663.88">
            <text:p>5663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7.27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375.34">
            <text:p>2375,34</text:p>
          </table:table-cell>
          <table:table-cell table:style-name="ce12N2" office:value-type="float" office:value="444898.6">
            <text:p>444898,60</text:p>
          </table:table-cell>
          <table:table-cell table:style-name="ce12N2" office:value-type="float" office:value="31142.9">
            <text:p>31142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91835983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7">
            <text:p>305227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090">
            <text:p>38309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83090">
            <text:p>3830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8086">
            <text:p>2,809</text:p>
          </table:table-cell>
          <table:table-cell table:style-name="ce12N2" office:value-type="float" office:value="5601.5">
            <text:p>560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3.09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3090">
            <text:p>383090,00</text:p>
          </table:table-cell>
          <table:table-cell table:style-name="ce12N2" office:value-type="float" office:value="26816.3">
            <text:p>26816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61514301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8">
            <text:p>3052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59">
            <text:p>0,028</text:p>
          </table:table-cell>
          <table:table-cell table:style-name="ce12N2" office:value-type="float" office:value="0.39">
            <text:p>0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9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76.7">
            <text:p>7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3813334794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2">
            <text:p>305232</text:p>
          </table:table-cell>
          <table:table-cell table:style-name="ce0" table:number-columns-spanned="4" table:number-rows-spanned="1" office:value-type="string" calcext:value-type="string">
            <text:p>694 - 3M DO BRASIL LTDA</text:p>
          </table:table-cell>
          <table:covered-table-cell table:number-columns-repeated="3"/>
          <table:table-cell table:style-name="ce0" office:value-type="string" calcext:value-type="string">
            <text:p>734.543</text:p>
          </table:table-cell>
          <table:table-cell table:style-name="ce9" office:value-type="string" calcext:value-type="string">
            <text:p>25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02">
            <text:p>0,136</text:p>
          </table:table-cell>
          <table:table-cell table:style-name="ce12N2" office:value-type="float" office:value="96">
            <text:p>9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143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360.06">
            <text:p>36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9853710001085502500073454310029233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6">
            <text:p>30523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0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39.96">
            <text:p>133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258.18">
            <text:p>1258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604">
            <text:p>0,142</text:p>
          </table:table-cell>
          <table:table-cell table:style-name="ce12N2" office:value-type="float" office:value="18.08">
            <text:p>18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39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1.78">
            <text:p>81,78</text:p>
          </table:table-cell>
          <table:table-cell table:style-name="ce12N2" office:value-type="float" office:value="1258.18">
            <text:p>1258,18</text:p>
          </table:table-cell>
          <table:table-cell table:style-name="ce12N2" office:value-type="float" office:value="88.07">
            <text:p>8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09112193851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7">
            <text:p>3052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71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5">
            <text:p>0,013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36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520.55">
            <text:p>520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7161787471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3">
            <text:p>305243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85.546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619.4">
            <text:p>1661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828">
            <text:p>1582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92">
            <text:p>0,792</text:p>
          </table:table-cell>
          <table:table-cell table:style-name="ce12N2" office:value-type="float" office:value="112">
            <text:p>11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61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791.4">
            <text:p>791,40</text:p>
          </table:table-cell>
          <table:table-cell table:style-name="ce12N2" office:value-type="float" office:value="15828">
            <text:p>15828,00</text:p>
          </table:table-cell>
          <table:table-cell table:style-name="ce12N2" office:value-type="float" office:value="633.12">
            <text:p>633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8554610084432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6">
            <text:p>30524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9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17.56">
            <text:p>8417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417.56">
            <text:p>8417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436992">
            <text:p>3,437</text:p>
          </table:table-cell>
          <table:table-cell table:style-name="ce12N2" office:value-type="float" office:value="201.96">
            <text:p>201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417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417.56">
            <text:p>8417,56</text:p>
          </table:table-cell>
          <table:table-cell table:style-name="ce12N2" office:value-type="float" office:value="336.7">
            <text:p>33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9031669312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7">
            <text:p>305247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9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72.8">
            <text:p>3017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72.8">
            <text:p>3017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19796">
            <text:p>4,198</text:p>
          </table:table-cell>
          <table:table-cell table:style-name="ce12N2" office:value-type="float" office:value="1615.2">
            <text:p>1615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.17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72.8">
            <text:p>30172,80</text:p>
          </table:table-cell>
          <table:table-cell table:style-name="ce12N2" office:value-type="float" office:value="1206.91">
            <text:p>1206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90116382827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9">
            <text:p>3052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068">
            <text:p>0,024</text:p>
          </table:table-cell>
          <table:table-cell table:style-name="ce12N2" office:value-type="float" office:value="6.83">
            <text:p>6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51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458.59">
            <text:p>458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714222014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2">
            <text:p>30525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0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">
            <text:p>0,017</text:p>
          </table:table-cell>
          <table:table-cell table:style-name="ce12N2" office:value-type="float" office:value="5.65">
            <text:p>5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177.83">
            <text:p>177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021776798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1">
            <text:p>305261</text:p>
          </table:table-cell>
          <table:table-cell table:style-name="ce0" table:number-columns-spanned="4" table:number-rows-spanned="1" office:value-type="string" calcext:value-type="string">
            <text:p>29.402 - TERMOLAR S/A.</text:p>
          </table:table-cell>
          <table:covered-table-cell table:number-columns-repeated="3"/>
          <table:table-cell table:style-name="ce0" office:value-type="string" calcext:value-type="string">
            <text:p>536.232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111.8">
            <text:p>711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480">
            <text:p>648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2898">
            <text:p>0,129</text:p>
          </table:table-cell>
          <table:table-cell table:style-name="ce12N2" office:value-type="float" office:value="503.7">
            <text:p>503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111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9.12">
            <text:p>59,1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31.8">
            <text:p>631,80</text:p>
          </table:table-cell>
          <table:table-cell table:style-name="ce12N2" office:value-type="float" office:value="6480">
            <text:p>6480,00</text:p>
          </table:table-cell>
          <table:table-cell table:style-name="ce12N2" office:value-type="float" office:value="453.6">
            <text:p>453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2780634000122550050005362321180378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5">
            <text:p>3052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37.7">
            <text:p>393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37.7">
            <text:p>3937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3">
            <text:p>0,000</text:p>
          </table:table-cell>
          <table:table-cell table:style-name="ce12N2" office:value-type="float" office:value="3.05">
            <text:p>3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937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37.7">
            <text:p>3937,70</text:p>
          </table:table-cell>
          <table:table-cell table:style-name="ce12N2" office:value-type="float" office:value="275.64">
            <text:p>27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618914443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6">
            <text:p>3052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8.77">
            <text:p>928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2.08">
            <text:p>87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1">
            <text:p>0,002</text:p>
          </table:table-cell>
          <table:table-cell table:style-name="ce12N2" office:value-type="float" office:value="4.3">
            <text:p>4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28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56.69">
            <text:p>56,69</text:p>
          </table:table-cell>
          <table:table-cell table:style-name="ce12N2" office:value-type="float" office:value="872.08">
            <text:p>872,08</text:p>
          </table:table-cell>
          <table:table-cell table:style-name="ce12N2" office:value-type="float" office:value="61.05">
            <text:p>61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517384123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7">
            <text:p>3052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46.03">
            <text:p>664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40.4">
            <text:p>624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252">
            <text:p>0,073</text:p>
          </table:table-cell>
          <table:table-cell table:style-name="ce12N2" office:value-type="float" office:value="16.52">
            <text:p>16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46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405.63">
            <text:p>405,63</text:p>
          </table:table-cell>
          <table:table-cell table:style-name="ce12N2" office:value-type="float" office:value="6240.4">
            <text:p>6240,40</text:p>
          </table:table-cell>
          <table:table-cell table:style-name="ce12N2" office:value-type="float" office:value="436.83">
            <text:p>436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419445140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8">
            <text:p>3052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1546.6">
            <text:p>5154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1546.6">
            <text:p>5154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18.3">
            <text:p>18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1.54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1546.6">
            <text:p>51546,60</text:p>
          </table:table-cell>
          <table:table-cell table:style-name="ce12N2" office:value-type="float" office:value="2061.86">
            <text:p>2061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317818746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9">
            <text:p>3052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053.52">
            <text:p>44053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053.52">
            <text:p>44053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28">
            <text:p>0,001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053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053.52">
            <text:p>44053,52</text:p>
          </table:table-cell>
          <table:table-cell table:style-name="ce12N2" office:value-type="float" office:value="1762.14">
            <text:p>1762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212447033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0">
            <text:p>3052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688.5">
            <text:p>1968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688.5">
            <text:p>1968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65">
            <text:p>0,001</text:p>
          </table:table-cell>
          <table:table-cell table:style-name="ce12N2" office:value-type="float" office:value="15.25">
            <text:p>15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.68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688.5">
            <text:p>19688,50</text:p>
          </table:table-cell>
          <table:table-cell table:style-name="ce12N2" office:value-type="float" office:value="1378.2">
            <text:p>1378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110265114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1">
            <text:p>30527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61.38">
            <text:p>2161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61.38">
            <text:p>2161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8E-5">
            <text:p>0,000</text:p>
          </table:table-cell>
          <table:table-cell table:style-name="ce12N2" office:value-type="float" office:value="1.83">
            <text:p>1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61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61.38">
            <text:p>2161,38</text:p>
          </table:table-cell>
          <table:table-cell table:style-name="ce12N2" office:value-type="float" office:value="151.3">
            <text:p>151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019236865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2">
            <text:p>3052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91.4">
            <text:p>219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91.4">
            <text:p>2191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18">
            <text:p>0,055</text:p>
          </table:table-cell>
          <table:table-cell table:style-name="ce12N2" office:value-type="float" office:value="0.78">
            <text:p>0,7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9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91.4">
            <text:p>2191,40</text:p>
          </table:table-cell>
          <table:table-cell table:style-name="ce12N2" office:value-type="float" office:value="153.4">
            <text:p>153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3915012692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4">
            <text:p>305274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54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71.76">
            <text:p>2817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989.82">
            <text:p>27989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572733">
            <text:p>7,573</text:p>
          </table:table-cell>
          <table:table-cell table:style-name="ce12N2" office:value-type="float" office:value="27680.16">
            <text:p>27680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8.171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81.94">
            <text:p>181,94</text:p>
          </table:table-cell>
          <table:table-cell table:style-name="ce12N2" office:value-type="float" office:value="27989.82">
            <text:p>27989,82</text:p>
          </table:table-cell>
          <table:table-cell table:style-name="ce12N2" office:value-type="float" office:value="1959.29">
            <text:p>195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54111371522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5">
            <text:p>305275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58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426.36">
            <text:p>61426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1029.66">
            <text:p>6102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91243">
            <text:p>9,091</text:p>
          </table:table-cell>
          <table:table-cell table:style-name="ce12N2" office:value-type="float" office:value="42268.24">
            <text:p>42268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.426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96.7">
            <text:p>396,70</text:p>
          </table:table-cell>
          <table:table-cell table:style-name="ce12N2" office:value-type="float" office:value="61029.66">
            <text:p>61029,66</text:p>
          </table:table-cell>
          <table:table-cell table:style-name="ce12N2" office:value-type="float" office:value="4272.08">
            <text:p>4272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5811353531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8">
            <text:p>30528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40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6.99">
            <text:p>606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69.94">
            <text:p>569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55922">
            <text:p>0,256</text:p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06,9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37.05">
            <text:p>37,05</text:p>
          </table:table-cell>
          <table:table-cell table:style-name="ce12N2" office:value-type="float" office:value="569.94">
            <text:p>569,94</text:p>
          </table:table-cell>
          <table:table-cell table:style-name="ce12N2" office:value-type="float" office:value="22.8">
            <text:p>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40014855088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69">
            <text:p>305369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6.7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59.8">
            <text:p>155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8">
            <text:p>141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0">
            <text:p>50,000</text:p>
          </table:table-cell>
          <table:table-cell table:style-name="ce12N2" office:value-type="float" office:value="11.5">
            <text:p>1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59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1">
            <text:p>9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1.8">
            <text:p>141,80</text:p>
          </table:table-cell>
          <table:table-cell table:style-name="ce12N2" office:value-type="float" office:value="1418">
            <text:p>1418,00</text:p>
          </table:table-cell>
          <table:table-cell table:style-name="ce12N2" office:value-type="float" office:value="99.26">
            <text:p>99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679815554493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1">
            <text:p>305371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10.577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037.16">
            <text:p>21037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901.3">
            <text:p>20901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222219">
            <text:p>3,222</text:p>
          </table:table-cell>
          <table:table-cell table:style-name="ce12N2" office:value-type="float" office:value="14048.94">
            <text:p>14048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037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71">
            <text:p>97,71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5.86">
            <text:p>135,86</text:p>
          </table:table-cell>
          <table:table-cell table:style-name="ce12N2" office:value-type="float" office:value="20901.3">
            <text:p>20901,30</text:p>
          </table:table-cell>
          <table:table-cell table:style-name="ce12N2" office:value-type="float" office:value="1463.09">
            <text:p>1463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105771011248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2">
            <text:p>305372</text:p>
          </table:table-cell>
          <table:table-cell table:style-name="ce0" table:number-columns-spanned="4" table:number-rows-spanned="1" office:value-type="string" calcext:value-type="string">
            <text:p>16.390 - COLSON DO BRASIL LTDA.</text:p>
          </table:table-cell>
          <table:covered-table-cell table:number-columns-repeated="3"/>
          <table:table-cell table:style-name="ce0" office:value-type="string" calcext:value-type="string">
            <text:p>182.0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98.77">
            <text:p>3798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79.2">
            <text:p>3679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488">
            <text:p>0,465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98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19.57">
            <text:p>119,57</text:p>
          </table:table-cell>
          <table:table-cell table:style-name="ce12N2" office:value-type="float" office:value="3679.2">
            <text:p>3679,20</text:p>
          </table:table-cell>
          <table:table-cell table:style-name="ce12N2" office:value-type="float" office:value="257.54">
            <text:p>257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50940030001555500100018209911111542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3">
            <text:p>3053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465">
            <text:p>0,031</text:p>
          </table:table-cell>
          <table:table-cell table:style-name="ce12N2" office:value-type="float" office:value="3.54">
            <text:p>3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983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1118.81">
            <text:p>111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6618711218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4">
            <text:p>30537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5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59">
            <text:p>0,014</text:p>
          </table:table-cell>
          <table:table-cell table:style-name="ce12N2" office:value-type="float" office:value="7.56">
            <text:p>7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88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272.19">
            <text:p>27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54916847728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5">
            <text:p>3053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028">
            <text:p>0,015</text:p>
          </table:table-cell>
          <table:table-cell table:style-name="ce12N2" office:value-type="float" office:value="5.69">
            <text:p>5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717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400.22">
            <text:p>400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411004985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6">
            <text:p>30537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76">
            <text:p>0,098</text:p>
          </table:table-cell>
          <table:table-cell table:style-name="ce12N2" office:value-type="float" office:value="48.4">
            <text:p>4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384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1286.88">
            <text:p>1286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3013477572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8">
            <text:p>30537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3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3779">
            <text:p>0,064</text:p>
          </table:table-cell>
          <table:table-cell table:style-name="ce12N2" office:value-type="float" office:value="45.12">
            <text:p>45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.307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2121.56">
            <text:p>212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31140952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9">
            <text:p>30537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0.61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6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704">
            <text:p>0,167</text:p>
          </table:table-cell>
          <table:table-cell table:style-name="ce12N2" office:value-type="float" office:value="16.32">
            <text:p>16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136.25">
            <text:p>136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061716665777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0">
            <text:p>305380</text:p>
          </table:table-cell>
          <table:table-cell table:style-name="ce0" table:number-columns-spanned="4" table:number-rows-spanned="1" office:value-type="string" calcext:value-type="string">
            <text:p>9.315 - BRASIPLA INDUSTRIA E COMERCIO LTDA</text:p>
          </table:table-cell>
          <table:covered-table-cell table:number-columns-repeated="3"/>
          <table:table-cell table:style-name="ce0" office:value-type="string" calcext:value-type="string">
            <text:p>27.3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681.8">
            <text:p>768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40">
            <text:p>74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6752">
            <text:p>7,675</text:p>
          </table:table-cell>
          <table:table-cell table:style-name="ce12N2" office:value-type="float" office:value="240">
            <text:p>2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681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">
            <text:p>3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41.8">
            <text:p>241,80</text:p>
          </table:table-cell>
          <table:table-cell table:style-name="ce12N2" office:value-type="float" office:value="7440">
            <text:p>7440,00</text:p>
          </table:table-cell>
          <table:table-cell table:style-name="ce12N2" office:value-type="float" office:value="520.8">
            <text:p>520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12259530001105500100002737014004720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1">
            <text:p>3053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4">
            <text:p>0,139</text:p>
          </table:table-cell>
          <table:table-cell table:style-name="ce12N2" office:value-type="float" office:value="76.4">
            <text:p>76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17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3092.53">
            <text:p>3092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7312533630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2">
            <text:p>30538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224">
            <text:p>0,046</text:p>
          </table:table-cell>
          <table:table-cell table:style-name="ce12N2" office:value-type="float" office:value="19.76">
            <text:p>19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58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319.11">
            <text:p>31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414771207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3">
            <text:p>30538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876">
            <text:p>0,004</text:p>
          </table:table-cell>
          <table:table-cell table:style-name="ce12N2" office:value-type="float" office:value="2.98">
            <text:p>2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3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170.38">
            <text:p>17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6616113126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4">
            <text:p>30538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8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2">
            <text:p>0,037</text:p>
          </table:table-cell>
          <table:table-cell table:style-name="ce12N2" office:value-type="float" office:value="42">
            <text:p>4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637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884.59">
            <text:p>88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8917544259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5">
            <text:p>305385</text:p>
          </table:table-cell>
          <table:table-cell table:style-name="ce0" table:number-columns-spanned="4" table:number-rows-spanned="1" office:value-type="string" calcext:value-type="string">
            <text:p>9.109 - ESAB INDUSTRIA E COMERCIO LTDA</text:p>
          </table:table-cell>
          <table:covered-table-cell table:number-columns-repeated="3"/>
          <table:table-cell table:style-name="ce0" office:value-type="string" calcext:value-type="string">
            <text:p>237.99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335.77">
            <text:p>57335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3836.4">
            <text:p>538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299">
            <text:p>0,430</text:p>
          </table:table-cell>
          <table:table-cell table:style-name="ce12N2" office:value-type="float" office:value="5260">
            <text:p>526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7.335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499.37">
            <text:p>3499,37</text:p>
          </table:table-cell>
          <table:table-cell table:style-name="ce12N2" office:value-type="float" office:value="53836.4">
            <text:p>53836,40</text:p>
          </table:table-cell>
          <table:table-cell table:style-name="ce12N2" office:value-type="float" office:value="2153.46">
            <text:p>2153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297999210004905500000023799210976994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7">
            <text:p>305387</text:p>
          </table:table-cell>
          <table:table-cell table:style-name="ce0" table:number-columns-spanned="4" table:number-rows-spanned="1" office:value-type="string" calcext:value-type="string">
            <text:p>13.227 - J.S DE OLIVEIRA FABRICACAO DE MANGUEIRAS-ME</text:p>
          </table:table-cell>
          <table:covered-table-cell table:number-columns-repeated="3"/>
          <table:table-cell table:style-name="ce0" office:value-type="string" calcext:value-type="string">
            <text:p>2.76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25">
            <text:p>10125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125">
            <text:p>1012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1.8472">
            <text:p>41,847</text:p>
          </table:table-cell>
          <table:table-cell table:style-name="ce12N2" office:value-type="float" office:value="770">
            <text:p>7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25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125">
            <text:p>10125,00</text:p>
          </table:table-cell>
          <table:table-cell table:style-name="ce12N2" office:value-type="float" office:value="389.81">
            <text:p>389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222428080001185500100000276217578457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9">
            <text:p>305389</text:p>
          </table:table-cell>
          <table:table-cell table:style-name="ce0" table:number-columns-spanned="4" table:number-rows-spanned="1" office:value-type="string" calcext:value-type="string">
            <text:p>3.599 - KADESH CALCADOS PROFISSIONAIS LTDA</text:p>
          </table:table-cell>
          <table:covered-table-cell table:number-columns-repeated="3"/>
          <table:table-cell table:style-name="ce0" office:value-type="string" calcext:value-type="string">
            <text:p>334.97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0073">
            <text:p>0,501</text:p>
          </table:table-cell>
          <table:table-cell table:style-name="ce12N2" office:value-type="float" office:value="31.35">
            <text:p>31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0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313.61">
            <text:p>313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62935640001465500200033497216288474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0">
            <text:p>305390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76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136.72">
            <text:p>16136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032.51">
            <text:p>16032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957178">
            <text:p>2,957</text:p>
          </table:table-cell>
          <table:table-cell table:style-name="ce12N2" office:value-type="float" office:value="16452.29">
            <text:p>16452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136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4.21">
            <text:p>104,21</text:p>
          </table:table-cell>
          <table:table-cell table:style-name="ce12N2" office:value-type="float" office:value="16289.19">
            <text:p>16289,19</text:p>
          </table:table-cell>
          <table:table-cell table:style-name="ce12N2" office:value-type="float" office:value="1140.25">
            <text:p>1140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76311212160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1">
            <text:p>305391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76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288.74">
            <text:p>21288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151.26">
            <text:p>21151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312776">
            <text:p>4,313</text:p>
          </table:table-cell>
          <table:table-cell table:style-name="ce12N2" office:value-type="float" office:value="26515.32">
            <text:p>26515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288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7.48">
            <text:p>137,48</text:p>
          </table:table-cell>
          <table:table-cell table:style-name="ce12N2" office:value-type="float" office:value="21707.4">
            <text:p>21707,40</text:p>
          </table:table-cell>
          <table:table-cell table:style-name="ce12N2" office:value-type="float" office:value="1519.52">
            <text:p>1519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76411500655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2">
            <text:p>305392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10.5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462.18">
            <text:p>22462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17.12">
            <text:p>22317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591568">
            <text:p>2,592</text:p>
          </table:table-cell>
          <table:table-cell table:style-name="ce12N2" office:value-type="float" office:value="11280.12">
            <text:p>1128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462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71">
            <text:p>97,71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5.06">
            <text:p>145,06</text:p>
          </table:table-cell>
          <table:table-cell table:style-name="ce12N2" office:value-type="float" office:value="22317.12">
            <text:p>22317,12</text:p>
          </table:table-cell>
          <table:table-cell table:style-name="ce12N2" office:value-type="float" office:value="1562.2">
            <text:p>156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1057817656503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4">
            <text:p>305394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08.89">
            <text:p>3108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976.2">
            <text:p>2976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635">
            <text:p>0,086</text:p>
          </table:table-cell>
          <table:table-cell table:style-name="ce12N2" office:value-type="float" office:value="7.85">
            <text:p>7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08,8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2.69">
            <text:p>132,69</text:p>
          </table:table-cell>
          <table:table-cell table:style-name="ce12N2" office:value-type="float" office:value="2976.2">
            <text:p>2976,20</text:p>
          </table:table-cell>
          <table:table-cell table:style-name="ce12N2" office:value-type="float" office:value="191.74">
            <text:p>191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111661614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5">
            <text:p>305395</text:p>
          </table:table-cell>
          <table:table-cell table:style-name="ce0" table:number-columns-spanned="4" table:number-rows-spanned="1" office:value-type="string" calcext:value-type="string">
            <text:p>693 - MAKITA DO BRASIL FERRAMENTAS ELETRICAS LTDA</text:p>
          </table:table-cell>
          <table:covered-table-cell table:number-columns-repeated="3"/>
          <table:table-cell table:style-name="ce0" office:value-type="string" calcext:value-type="string">
            <text:p>724.787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28.22">
            <text:p>1028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7.4">
            <text:p>97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62">
            <text:p>0,001</text:p>
          </table:table-cell>
          <table:table-cell table:style-name="ce12N2" office:value-type="float" office:value="1.08">
            <text:p>1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28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0.82">
            <text:p>50,82</text:p>
          </table:table-cell>
          <table:table-cell table:style-name="ce12N2" office:value-type="float" office:value="977.4">
            <text:p>977,40</text:p>
          </table:table-cell>
          <table:table-cell table:style-name="ce12N2" office:value-type="float" office:value="39.1">
            <text:p>39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865920000100550040007247871626372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7">
            <text:p>305397</text:p>
          </table:table-cell>
          <table:table-cell table:style-name="ce0" table:number-columns-spanned="4" table:number-rows-spanned="1" office:value-type="string" calcext:value-type="string">
            <text:p>571 - MAX METALURGICA</text:p>
          </table:table-cell>
          <table:covered-table-cell table:number-columns-repeated="3"/>
          <table:table-cell table:style-name="ce0" office:value-type="string" calcext:value-type="string">
            <text:p>178.9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83.43">
            <text:p>7483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7237.14">
            <text:p>723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2.925296">
            <text:p>102,925</text:p>
          </table:table-cell>
          <table:table-cell table:style-name="ce12N2" office:value-type="float" office:value="242.18">
            <text:p>242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83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46.29">
            <text:p>246,29</text:p>
          </table:table-cell>
          <table:table-cell table:style-name="ce12N2" office:value-type="float" office:value="7237.14">
            <text:p>7237,14</text:p>
          </table:table-cell>
          <table:table-cell table:style-name="ce12N2" office:value-type="float" office:value="506.61">
            <text:p>506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1913681000134550010001789031399887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8">
            <text:p>305398</text:p>
          </table:table-cell>
          <table:table-cell table:style-name="ce0" table:number-columns-spanned="4" table:number-rows-spanned="1" office:value-type="string" calcext:value-type="string">
            <text:p>8.467 - MEGACABOS IND. COM. DE CABOS ESP. LTDA</text:p>
          </table:table-cell>
          <table:covered-table-cell table:number-columns-repeated="3"/>
          <table:table-cell table:style-name="ce0" office:value-type="string" calcext:value-type="string">
            <text:p>11.51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359.95">
            <text:p>1135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326.1">
            <text:p>11326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472">
            <text:p>0,755</text:p>
          </table:table-cell>
          <table:table-cell table:style-name="ce12N2" office:value-type="float" office:value="53">
            <text:p>5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35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96">
            <text:p>44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3.85">
            <text:p>33,85</text:p>
          </table:table-cell>
          <table:table-cell table:style-name="ce12N2" office:value-type="float" office:value="11326.1">
            <text:p>11326,10</text:p>
          </table:table-cell>
          <table:table-cell table:style-name="ce12N2" office:value-type="float" office:value="792.83">
            <text:p>792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642862000248550020000115101776117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9">
            <text:p>305399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4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782.8">
            <text:p>4478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44638.68">
            <text:p>4463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4.626604">
            <text:p>14,627</text:p>
          </table:table-cell>
          <table:table-cell table:style-name="ce12N2" office:value-type="float" office:value="8058.9">
            <text:p>805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78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7">
            <text:p>1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12">
            <text:p>144,12</text:p>
          </table:table-cell>
          <table:table-cell table:style-name="ce12N2" office:value-type="float" office:value="44638.68">
            <text:p>44638,68</text:p>
          </table:table-cell>
          <table:table-cell table:style-name="ce12N2" office:value-type="float" office:value="3124.73">
            <text:p>3124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4731.84">
            <text:p>473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446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15/04/2026</text:p>
          </table:table-cell>
          <table:table-cell table:style-name="ce12" office:value-type="string" calcext:value-type="string">
            <text:p>4.731,84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54542238000178550010000964241000962251</text:p>
          </table:table-cell>
          <table:table-cell table:style-name="ce0" office:value-type="string" calcext:value-type="string">
            <text:p>3526041138956500020057005000397446100083591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2">
            <text:p>305402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531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86372">
            <text:p>5,864</text:p>
          </table:table-cell>
          <table:table-cell table:style-name="ce12N2" office:value-type="float" office:value="419.7">
            <text:p>419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.852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3839.7">
            <text:p>3839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53110030181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7">
            <text:p>305407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88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99589">
            <text:p>4,996</text:p>
          </table:table-cell>
          <table:table-cell table:style-name="ce12N2" office:value-type="float" office:value="1308.9">
            <text:p>130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040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2662.83">
            <text:p>2662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88713737642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8">
            <text:p>30540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8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53414">
            <text:p>2,534</text:p>
          </table:table-cell>
          <table:table-cell table:style-name="ce12N2" office:value-type="float" office:value="141.49">
            <text:p>141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.05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2734.09">
            <text:p>273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88617294746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0">
            <text:p>305410</text:p>
          </table:table-cell>
          <table:table-cell table:style-name="ce0" table:number-columns-spanned="4" table:number-rows-spanned="1" office:value-type="string" calcext:value-type="string">
            <text:p>35.075 - STARRETT INDUSTRIA E COMERCIO LTDA</text:p>
          </table:table-cell>
          <table:covered-table-cell table:number-columns-repeated="3"/>
          <table:table-cell table:style-name="ce0" office:value-type="string" calcext:value-type="string">
            <text:p>57.8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2.95">
            <text:p>1402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33.6">
            <text:p>1333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388">
            <text:p>0,027</text:p>
          </table:table-cell>
          <table:table-cell table:style-name="ce12N2" office:value-type="float" office:value="1.73">
            <text:p>1,7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02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69.35">
            <text:p>69,35</text:p>
          </table:table-cell>
          <table:table-cell table:style-name="ce12N2" office:value-type="float" office:value="1333.6">
            <text:p>1333,60</text:p>
          </table:table-cell>
          <table:table-cell table:style-name="ce12N2" office:value-type="float" office:value="91.05">
            <text:p>91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569947000003655500100005780811000221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1">
            <text:p>305411</text:p>
          </table:table-cell>
          <table:table-cell table:style-name="ce0" table:number-columns-spanned="4" table:number-rows-spanned="1" office:value-type="string" calcext:value-type="string">
            <text:p>30.346 - TIGRE FERRAMENTAS PARA CONSTRUCAO CIVIL S.A</text:p>
          </table:table-cell>
          <table:covered-table-cell table:number-columns-repeated="3"/>
          <table:table-cell table:style-name="ce0" office:value-type="string" calcext:value-type="string">
            <text:p>262.5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463.87">
            <text:p>61463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">
            <text:p>58,00</text:p>
          </table:table-cell>
          <table:table-cell table:style-name="ce12N2" office:value-type="float" office:value="60621.94">
            <text:p>60621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77.752286">
            <text:p>877,752</text:p>
          </table:table-cell>
          <table:table-cell table:style-name="ce12N2" office:value-type="float" office:value="265.67">
            <text:p>265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.463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41.93">
            <text:p>841,93</text:p>
          </table:table-cell>
          <table:table-cell table:style-name="ce12N2" office:value-type="float" office:value="60621.94">
            <text:p>60621,94</text:p>
          </table:table-cell>
          <table:table-cell table:style-name="ce12N2" office:value-type="float" office:value="4074.91">
            <text:p>4074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330642620002505500100026256611201293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4">
            <text:p>305414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47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96.09">
            <text:p>11296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40.52">
            <text:p>10940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284">
            <text:p>0,428</text:p>
          </table:table-cell>
          <table:table-cell table:style-name="ce12N2" office:value-type="float" office:value="157.5">
            <text:p>157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296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55.57">
            <text:p>355,57</text:p>
          </table:table-cell>
          <table:table-cell table:style-name="ce12N2" office:value-type="float" office:value="10940.52">
            <text:p>10940,52</text:p>
          </table:table-cell>
          <table:table-cell table:style-name="ce12N2" office:value-type="float" office:value="765.84">
            <text:p>765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47915710660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2">
            <text:p>305422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0.42">
            <text:p>45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36.25">
            <text:p>436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11">
            <text:p>0,005</text:p>
          </table:table-cell>
          <table:table-cell table:style-name="ce12N2" office:value-type="float" office:value="9.03">
            <text:p>9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.17">
            <text:p>14,17</text:p>
          </table:table-cell>
          <table:table-cell table:style-name="ce12N2" office:value-type="float" office:value="436.25">
            <text:p>436,25</text:p>
          </table:table-cell>
          <table:table-cell table:style-name="ce12N2" office:value-type="float" office:value="30.54">
            <text:p>30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017514542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3">
            <text:p>305423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8.73">
            <text:p>112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3.2">
            <text:p>1093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52">
            <text:p>0,003</text:p>
          </table:table-cell>
          <table:table-cell table:style-name="ce12N2" office:value-type="float" office:value="3.84">
            <text:p>3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28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7.56">
            <text:p>57,5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5.53">
            <text:p>35,53</text:p>
          </table:table-cell>
          <table:table-cell table:style-name="ce12N2" office:value-type="float" office:value="1093.2">
            <text:p>1093,20</text:p>
          </table:table-cell>
          <table:table-cell table:style-name="ce12N2" office:value-type="float" office:value="43.73">
            <text:p>4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414223097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5">
            <text:p>3054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9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84.73">
            <text:p>2684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01.2">
            <text:p>250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18336">
            <text:p>10,183</text:p>
          </table:table-cell>
          <table:table-cell table:style-name="ce12N2" office:value-type="float" office:value="20.88">
            <text:p>2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84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.52">
            <text:p>29,5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3.53">
            <text:p>183,53</text:p>
          </table:table-cell>
          <table:table-cell table:style-name="ce12N2" office:value-type="float" office:value="2501.2">
            <text:p>2501,20</text:p>
          </table:table-cell>
          <table:table-cell table:style-name="ce12N2" office:value-type="float" office:value="139.03">
            <text:p>139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9610923997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1">
            <text:p>30545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84">
            <text:p>50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477.78">
            <text:p>477,7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144">
            <text:p>0,209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477.78">
            <text:p>477,78</text:p>
          </table:table-cell>
          <table:table-cell table:style-name="ce12N2" office:value-type="float" office:value="19.12">
            <text:p>19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111308725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2">
            <text:p>3054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816465395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3">
            <text:p>3054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917612816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8">
            <text:p>30548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878.64">
            <text:p>17878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486.62">
            <text:p>16486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674427">
            <text:p>0,674</text:p>
          </table:table-cell>
          <table:table-cell table:style-name="ce12N2" office:value-type="float" office:value="117.98">
            <text:p>117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7.878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392.02">
            <text:p>1392,02</text:p>
          </table:table-cell>
          <table:table-cell table:style-name="ce12N2" office:value-type="float" office:value="16486.62">
            <text:p>16486,62</text:p>
          </table:table-cell>
          <table:table-cell table:style-name="ce12N2" office:value-type="float" office:value="1154.07">
            <text:p>1154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5115776245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9">
            <text:p>305489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5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3.8">
            <text:p>663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63.8">
            <text:p>66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24">
            <text:p>0,004</text:p>
          </table:table-cell>
          <table:table-cell table:style-name="ce12N2" office:value-type="float" office:value="1.88">
            <text:p>1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63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3.8">
            <text:p>663,80</text:p>
          </table:table-cell>
          <table:table-cell table:style-name="ce12N2" office:value-type="float" office:value="46.47">
            <text:p>46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5213967495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91">
            <text:p>305491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2.73668">
            <text:p>72,737</text:p>
          </table:table-cell>
          <table:table-cell table:style-name="ce12N2" office:value-type="float" office:value="5030.72">
            <text:p>5030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5.73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3901.55">
            <text:p>3901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9410078983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92">
            <text:p>305492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544.16">
            <text:p>2654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26008.77">
            <text:p>26008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202048">
            <text:p>2,202</text:p>
          </table:table-cell>
          <table:table-cell table:style-name="ce12N2" office:value-type="float" office:value="650.45">
            <text:p>65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6.54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35.39">
            <text:p>535,39</text:p>
          </table:table-cell>
          <table:table-cell table:style-name="ce12N2" office:value-type="float" office:value="26008.77">
            <text:p>26008,77</text:p>
          </table:table-cell>
          <table:table-cell table:style-name="ce12N2" office:value-type="float" office:value="1819.52">
            <text:p>1819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9515636106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93">
            <text:p>30549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7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0202.38">
            <text:p>24020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5">
            <text:p>195,00</text:p>
          </table:table-cell>
          <table:table-cell table:style-name="ce12N2" office:value-type="float" office:value="239012.04">
            <text:p>239012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50.621342">
            <text:p>450,621</text:p>
          </table:table-cell>
          <table:table-cell table:style-name="ce12N2" office:value-type="float" office:value="3049.27">
            <text:p>3049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0.202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190.34">
            <text:p>1190,34</text:p>
          </table:table-cell>
          <table:table-cell table:style-name="ce12N2" office:value-type="float" office:value="239012.04">
            <text:p>239012,04</text:p>
          </table:table-cell>
          <table:table-cell table:style-name="ce12N2" office:value-type="float" office:value="16092.42">
            <text:p>16092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71117781447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94">
            <text:p>305494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047.23">
            <text:p>92047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91539.77">
            <text:p>91539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9.189188">
            <text:p>19,189</text:p>
          </table:table-cell>
          <table:table-cell table:style-name="ce12N2" office:value-type="float" office:value="4518.05">
            <text:p>4518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2.047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07.46">
            <text:p>507,46</text:p>
          </table:table-cell>
          <table:table-cell table:style-name="ce12N2" office:value-type="float" office:value="91108.95">
            <text:p>91108,95</text:p>
          </table:table-cell>
          <table:table-cell table:style-name="ce12N2" office:value-type="float" office:value="6377.63">
            <text:p>637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9615582178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2">
            <text:p>305522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8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0.1842">
            <text:p>30,184</text:p>
          </table:table-cell>
          <table:table-cell table:style-name="ce12N2" office:value-type="float" office:value="111.3">
            <text:p>111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47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262.29">
            <text:p>262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89114994205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3">
            <text:p>30552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2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.287266">
            <text:p>6,287</text:p>
          </table:table-cell>
          <table:table-cell table:style-name="ce12N2" office:value-type="float" office:value="35.7">
            <text:p>35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72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173.11">
            <text:p>173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23810674993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4">
            <text:p>305524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3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">
            <text:p>0,020</text:p>
          </table:table-cell>
          <table:table-cell table:style-name="ce12N2" office:value-type="float" office:value="2.88">
            <text:p>2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0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28.06">
            <text:p>28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35119041430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5">
            <text:p>305525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4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995.05">
            <text:p>2999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9995.05">
            <text:p>29995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48183">
            <text:p>7,482</text:p>
          </table:table-cell>
          <table:table-cell table:style-name="ce12N2" office:value-type="float" office:value="1720.4">
            <text:p>172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995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974.34">
            <text:p>29974,34</text:p>
          </table:table-cell>
          <table:table-cell table:style-name="ce12N2" office:value-type="float" office:value="2098.21">
            <text:p>2098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40512177876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6">
            <text:p>305526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5282.75">
            <text:p>75282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5282.75">
            <text:p>75282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9.005">
            <text:p>49,005</text:p>
          </table:table-cell>
          <table:table-cell table:style-name="ce12N2" office:value-type="float" office:value="5074.65">
            <text:p>5074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5.282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5282.75">
            <text:p>75282,75</text:p>
          </table:table-cell>
          <table:table-cell table:style-name="ce12N2" office:value-type="float" office:value="5269.79">
            <text:p>5269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5316219601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7">
            <text:p>305527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5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304.46">
            <text:p>72304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2304.46">
            <text:p>72304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1.291876">
            <text:p>51,292</text:p>
          </table:table-cell>
          <table:table-cell table:style-name="ce12N2" office:value-type="float" office:value="5095.9">
            <text:p>5095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2.304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304.46">
            <text:p>72304,46</text:p>
          </table:table-cell>
          <table:table-cell table:style-name="ce12N2" office:value-type="float" office:value="5061.31">
            <text:p>5061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5818803153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8">
            <text:p>30552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15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926.6">
            <text:p>409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926.6">
            <text:p>4092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4.15104">
            <text:p>34,151</text:p>
          </table:table-cell>
          <table:table-cell table:style-name="ce12N2" office:value-type="float" office:value="1814.58">
            <text:p>1814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.9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926.6">
            <text:p>40926,60</text:p>
          </table:table-cell>
          <table:table-cell table:style-name="ce12N2" office:value-type="float" office:value="2864.86">
            <text:p>2864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15015344460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2">
            <text:p>30555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856">
            <text:p>0,045</text:p>
          </table:table-cell>
          <table:table-cell table:style-name="ce12N2" office:value-type="float" office:value="10.26">
            <text:p>10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902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553.17">
            <text:p>553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6513231136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5">
            <text:p>30555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29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2785">
            <text:p>0,023</text:p>
          </table:table-cell>
          <table:table-cell table:style-name="ce12N2" office:value-type="float" office:value="2.56">
            <text:p>2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57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810.18">
            <text:p>810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29215437935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8">
            <text:p>3055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744">
            <text:p>0,080</text:p>
          </table:table-cell>
          <table:table-cell table:style-name="ce12N2" office:value-type="float" office:value="18.24">
            <text:p>18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048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983.4">
            <text:p>983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0114860247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3">
            <text:p>30556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79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216">
            <text:p>0,000</text:p>
          </table:table-cell>
          <table:table-cell table:style-name="ce12N2" office:value-type="float" office:value="0.96">
            <text:p>0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90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343.26">
            <text:p>3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79213623358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4">
            <text:p>30556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67">
            <text:p>0,027</text:p>
          </table:table-cell>
          <table:table-cell table:style-name="ce12N2" office:value-type="float" office:value="10.32">
            <text:p>10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420.52">
            <text:p>420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017070781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7">
            <text:p>3055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0.33">
            <text:p>650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0.64">
            <text:p>610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632">
            <text:p>0,002</text:p>
          </table:table-cell>
          <table:table-cell table:style-name="ce12N2" office:value-type="float" office:value="3.2">
            <text:p>3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0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610.64">
            <text:p>610,64</text:p>
          </table:table-cell>
          <table:table-cell table:style-name="ce12N2" office:value-type="float" office:value="24.43">
            <text:p>2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110683413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8">
            <text:p>30556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14888">
            <text:p>1,149</text:p>
          </table:table-cell>
          <table:table-cell table:style-name="ce12N2" office:value-type="float" office:value="290">
            <text:p>29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781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754.72">
            <text:p>754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0915451977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9">
            <text:p>30556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8024">
            <text:p>0,780</text:p>
          </table:table-cell>
          <table:table-cell table:style-name="ce12N2" office:value-type="float" office:value="170">
            <text:p>1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267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578.72">
            <text:p>578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1013511856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0">
            <text:p>30557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81992">
            <text:p>0,782</text:p>
          </table:table-cell>
          <table:table-cell table:style-name="ce12N2" office:value-type="float" office:value="234">
            <text:p>234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35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424.94">
            <text:p>424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111144309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1">
            <text:p>30557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4.43">
            <text:p>325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55.8">
            <text:p>3055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626">
            <text:p>0,036</text:p>
          </table:table-cell>
          <table:table-cell table:style-name="ce12N2" office:value-type="float" office:value="8.26">
            <text:p>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4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8.63">
            <text:p>198,63</text:p>
          </table:table-cell>
          <table:table-cell table:style-name="ce12N2" office:value-type="float" office:value="3055.8">
            <text:p>3055,80</text:p>
          </table:table-cell>
          <table:table-cell table:style-name="ce12N2" office:value-type="float" office:value="213.91">
            <text:p>213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119040917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2">
            <text:p>3055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0.93">
            <text:p>650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1.2">
            <text:p>61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52">
            <text:p>0,007</text:p>
          </table:table-cell>
          <table:table-cell table:style-name="ce12N2" office:value-type="float" office:value="1.65">
            <text:p>1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0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9.73">
            <text:p>39,73</text:p>
          </table:table-cell>
          <table:table-cell table:style-name="ce12N2" office:value-type="float" office:value="611.2">
            <text:p>611,20</text:p>
          </table:table-cell>
          <table:table-cell table:style-name="ce12N2" office:value-type="float" office:value="42.78">
            <text:p>42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212804990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3">
            <text:p>3055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26">
            <text:p>0,000</text:p>
          </table:table-cell>
          <table:table-cell table:style-name="ce12N2" office:value-type="float" office:value="6.1">
            <text:p>6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0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504.32">
            <text:p>50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318640833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4">
            <text:p>3055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4.77">
            <text:p>105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90.39">
            <text:p>990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8">
            <text:p>0,004</text:p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4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4.38">
            <text:p>64,38</text:p>
          </table:table-cell>
          <table:table-cell table:style-name="ce12N2" office:value-type="float" office:value="990.39">
            <text:p>990,39</text:p>
          </table:table-cell>
          <table:table-cell table:style-name="ce12N2" office:value-type="float" office:value="39.62">
            <text:p>3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416761666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5">
            <text:p>3055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9.27">
            <text:p>3839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6.6">
            <text:p>66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39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9.27">
            <text:p>49,27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151.6">
            <text:p>15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516926769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6">
            <text:p>3055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3006">
            <text:p>0,073</text:p>
          </table:table-cell>
          <table:table-cell table:style-name="ce12N2" office:value-type="float" office:value="120.3">
            <text:p>120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6.660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1404.9">
            <text:p>140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618527917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7">
            <text:p>30557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8.53">
            <text:p>276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599.55">
            <text:p>259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3836">
            <text:p>0,044</text:p>
          </table:table-cell>
          <table:table-cell table:style-name="ce12N2" office:value-type="float" office:value="10.4">
            <text:p>1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68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68.98">
            <text:p>168,98</text:p>
          </table:table-cell>
          <table:table-cell table:style-name="ce12N2" office:value-type="float" office:value="2599.55">
            <text:p>2599,55</text:p>
          </table:table-cell>
          <table:table-cell table:style-name="ce12N2" office:value-type="float" office:value="103.99">
            <text:p>103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717395638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8">
            <text:p>3055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92095.9">
            <text:p>89209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3">
            <text:p>123,00</text:p>
          </table:table-cell>
          <table:table-cell table:style-name="ce12N2" office:value-type="float" office:value="886260.28">
            <text:p>886260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0.600986">
            <text:p>70,601</text:p>
          </table:table-cell>
          <table:table-cell table:style-name="ce12N2" office:value-type="float" office:value="3991.37">
            <text:p>3991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92.09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835.62">
            <text:p>5835,62</text:p>
          </table:table-cell>
          <table:table-cell table:style-name="ce12N2" office:value-type="float" office:value="865643.95">
            <text:p>865643,95</text:p>
          </table:table-cell>
          <table:table-cell table:style-name="ce12N2" office:value-type="float" office:value="51949.58">
            <text:p>51949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813886737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9">
            <text:p>30557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524">
            <text:p>0,085</text:p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0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175.45">
            <text:p>17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218331133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0">
            <text:p>30558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919.6">
            <text:p>329919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">
            <text:p>67,00</text:p>
          </table:table-cell>
          <table:table-cell table:style-name="ce12N2" office:value-type="float" office:value="329638.43">
            <text:p>329638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1.730796">
            <text:p>31,731</text:p>
          </table:table-cell>
          <table:table-cell table:style-name="ce12N2" office:value-type="float" office:value="9382.58">
            <text:p>9382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.919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81.17">
            <text:p>281,17</text:p>
          </table:table-cell>
          <table:table-cell table:style-name="ce12N2" office:value-type="float" office:value="329638.43">
            <text:p>329638,43</text:p>
          </table:table-cell>
          <table:table-cell table:style-name="ce12N2" office:value-type="float" office:value="22089.61">
            <text:p>22089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313632746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1">
            <text:p>30558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">
            <text:p>0,032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124.25">
            <text:p>124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417446621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2">
            <text:p>30558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0655">
            <text:p>1,065</text:p>
          </table:table-cell>
          <table:table-cell table:style-name="ce12N2" office:value-type="float" office:value="250">
            <text:p>25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33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2193.1">
            <text:p>219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515040693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3">
            <text:p>30558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2152">
            <text:p>0,152</text:p>
          </table:table-cell>
          <table:table-cell table:style-name="ce12N2" office:value-type="float" office:value="44.26">
            <text:p>4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6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56.45">
            <text:p>56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613707419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4">
            <text:p>305584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304">
            <text:p>0,530</text:p>
          </table:table-cell>
          <table:table-cell table:style-name="ce12N2" office:value-type="float" office:value="310">
            <text:p>31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5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169.06">
            <text:p>169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713052696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5">
            <text:p>305585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0985">
            <text:p>1,099</text:p>
          </table:table-cell>
          <table:table-cell table:style-name="ce12N2" office:value-type="float" office:value="199.8">
            <text:p>199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54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877.95">
            <text:p>87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1818167849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6">
            <text:p>30558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5.177944">
            <text:p>25,178</text:p>
          </table:table-cell>
          <table:table-cell table:style-name="ce12N2" office:value-type="float" office:value="9694.66">
            <text:p>9694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5.80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8413.51">
            <text:p>841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2014952461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8">
            <text:p>30558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62">
            <text:p>0,096</text:p>
          </table:table-cell>
          <table:table-cell table:style-name="ce12N2" office:value-type="float" office:value="24.12">
            <text:p>24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25.1">
            <text:p>25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6912668091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9">
            <text:p>30558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6808">
            <text:p>0,681</text:p>
          </table:table-cell>
          <table:table-cell table:style-name="ce12N2" office:value-type="float" office:value="270">
            <text:p>2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95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598.32">
            <text:p>59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7015233167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99">
            <text:p>305599</text:p>
          </table:table-cell>
          <table:table-cell table:style-name="ce0" table:number-columns-spanned="4" table:number-rows-spanned="1" office:value-type="string" calcext:value-type="string">
            <text:p>11.849 - SCHULZ COMPRESSORES S.A</text:p>
          </table:table-cell>
          <table:covered-table-cell table:number-columns-repeated="3"/>
          <table:table-cell table:style-name="ce0" office:value-type="string" calcext:value-type="string">
            <text:p>629.6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18.8">
            <text:p>731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318.8">
            <text:p>7318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88108">
            <text:p>0,288</text:p>
          </table:table-cell>
          <table:table-cell table:style-name="ce12N2" office:value-type="float" office:value="91.91">
            <text:p>91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31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74.19">
            <text:p>5374,19</text:p>
          </table:table-cell>
          <table:table-cell table:style-name="ce12N2" office:value-type="float" office:value="376.19">
            <text:p>37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36357980001435500100062966814758861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4">
            <text:p>305604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787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5121.77">
            <text:p>155121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9">
            <text:p>99,00</text:p>
          </table:table-cell>
          <table:table-cell table:style-name="ce12N2" office:value-type="float" office:value="145319.5">
            <text:p>145319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8.023641">
            <text:p>108,024</text:p>
          </table:table-cell>
          <table:table-cell table:style-name="ce12N2" office:value-type="float" office:value="1117.19">
            <text:p>1117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5.121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9802.27">
            <text:p>9802,27</text:p>
          </table:table-cell>
          <table:table-cell table:style-name="ce12N2" office:value-type="float" office:value="145319.5">
            <text:p>145319,50</text:p>
          </table:table-cell>
          <table:table-cell table:style-name="ce12N2" office:value-type="float" office:value="9673.63">
            <text:p>967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78711774362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8">
            <text:p>305608</text:p>
          </table:table-cell>
          <table:table-cell table:style-name="ce0" table:number-columns-spanned="4" table:number-rows-spanned="1" office:value-type="string" calcext:value-type="string">
            <text:p>38.144 - INDUSTRIA DE PLASTICOS E ACOS FARROUPILHA LTDA</text:p>
          </table:table-cell>
          <table:covered-table-cell table:number-columns-repeated="3"/>
          <table:table-cell table:style-name="ce0" office:value-type="string" calcext:value-type="string">
            <text:p>35.9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946.66">
            <text:p>1394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">
            <text:p>35,00</text:p>
          </table:table-cell>
          <table:table-cell table:style-name="ce12N2" office:value-type="float" office:value="13261.9">
            <text:p>13261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405">
            <text:p>0,066</text:p>
          </table:table-cell>
          <table:table-cell table:style-name="ce12N2" office:value-type="float" office:value="516.48">
            <text:p>516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94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84.76">
            <text:p>684,76</text:p>
          </table:table-cell>
          <table:table-cell table:style-name="ce12N2" office:value-type="float" office:value="13261.9">
            <text:p>13261,90</text:p>
          </table:table-cell>
          <table:table-cell table:style-name="ce12N2" office:value-type="float" office:value="839.79">
            <text:p>839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018897840001135500100003590510008808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4">
            <text:p>305614</text:p>
          </table:table-cell>
          <table:table-cell table:style-name="ce0" table:number-columns-spanned="4" table:number-rows-spanned="1" office:value-type="string" calcext:value-type="string">
            <text:p>28.679 - ARCELORMITTAL BRASIL S.A.</text:p>
          </table:table-cell>
          <table:covered-table-cell table:number-columns-repeated="3"/>
          <table:table-cell table:style-name="ce0" office:value-type="string" calcext:value-type="string">
            <text:p>423.8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716">
            <text:p>3171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716">
            <text:p>31716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.16">
            <text:p>8,160</text:p>
          </table:table-cell>
          <table:table-cell table:style-name="ce12N2" office:value-type="float" office:value="5240">
            <text:p>52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71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33">
            <text:p>45,33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716">
            <text:p>31716,00</text:p>
          </table:table-cell>
          <table:table-cell table:style-name="ce12N2" office:value-type="float" office:value="2220.12">
            <text:p>2220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74697010043265500100042383418171238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6">
            <text:p>305616</text:p>
          </table:table-cell>
          <table:table-cell table:style-name="ce0" table:number-columns-spanned="4" table:number-rows-spanned="1" office:value-type="string" calcext:value-type="string">
            <text:p>5.593 - ROCA SANITARIO BRASIL LTDA.</text:p>
          </table:table-cell>
          <table:covered-table-cell table:number-columns-repeated="3"/>
          <table:table-cell table:style-name="ce0" office:value-type="string" calcext:value-type="string">
            <text:p>817.8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342.92">
            <text:p>115342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5342.92">
            <text:p>115342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2.49665">
            <text:p>42,497</text:p>
          </table:table-cell>
          <table:table-cell table:style-name="ce12N2" office:value-type="float" office:value="11513.88">
            <text:p>11513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5.342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342.92">
            <text:p>115342,92</text:p>
          </table:table-cell>
          <table:table-cell table:style-name="ce12N2" office:value-type="float" office:value="8074.01">
            <text:p>8074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758019020025015500000081781314009914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7">
            <text:p>305617</text:p>
          </table:table-cell>
          <table:table-cell table:style-name="ce0" table:number-columns-spanned="4" table:number-rows-spanned="1" office:value-type="string" calcext:value-type="string">
            <text:p>15.318 - CORTAG INDUSTRIA E COMERCIO LTDA.</text:p>
          </table:table-cell>
          <table:covered-table-cell table:number-columns-repeated="3"/>
          <table:table-cell table:style-name="ce0" office:value-type="string" calcext:value-type="string">
            <text:p>861.88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09.75">
            <text:p>1309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277.85">
            <text:p>1277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226328">
            <text:p>7,226</text:p>
          </table:table-cell>
          <table:table-cell table:style-name="ce12N2" office:value-type="float" office:value="21.66">
            <text:p>21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09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32">
            <text:p>55,3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1.9">
            <text:p>31,90</text:p>
          </table:table-cell>
          <table:table-cell table:style-name="ce12N2" office:value-type="float" office:value="1101.29">
            <text:p>1101,29</text:p>
          </table:table-cell>
          <table:table-cell table:style-name="ce12N2" office:value-type="float" office:value="77.09">
            <text:p>7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08083960005215500100086188318335570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6">
            <text:p>305626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1.86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208.84">
            <text:p>7320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3208.84">
            <text:p>73208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0.642632">
            <text:p>70,643</text:p>
          </table:table-cell>
          <table:table-cell table:style-name="ce12N2" office:value-type="float" office:value="7076.2">
            <text:p>7076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3.20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3208.84">
            <text:p>73208,84</text:p>
          </table:table-cell>
          <table:table-cell table:style-name="ce12N2" office:value-type="float" office:value="5124.62">
            <text:p>5124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186717528239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7">
            <text:p>305627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1.9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749">
            <text:p>3574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749">
            <text:p>3574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5.545">
            <text:p>55,545</text:p>
          </table:table-cell>
          <table:table-cell table:style-name="ce12N2" office:value-type="float" office:value="3674.3">
            <text:p>3674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.74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749">
            <text:p>35749,00</text:p>
          </table:table-cell>
          <table:table-cell table:style-name="ce12N2" office:value-type="float" office:value="2502.43">
            <text:p>2502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191119061615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8">
            <text:p>30562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0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1510.74">
            <text:p>221510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12793.44">
            <text:p>212793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0.19905">
            <text:p>50,199</text:p>
          </table:table-cell>
          <table:table-cell table:style-name="ce12N2" office:value-type="float" office:value="7162.78">
            <text:p>7162,7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1.510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8717.3">
            <text:p>8717,30</text:p>
          </table:table-cell>
          <table:table-cell table:style-name="ce12N2" office:value-type="float" office:value="212793.44">
            <text:p>212793,44</text:p>
          </table:table-cell>
          <table:table-cell table:style-name="ce12N2" office:value-type="float" office:value="14278.58">
            <text:p>14278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08813498780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9">
            <text:p>305629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0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600.58">
            <text:p>112600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06127.2">
            <text:p>1061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71.51582">
            <text:p>271,516</text:p>
          </table:table-cell>
          <table:table-cell table:style-name="ce12N2" office:value-type="float" office:value="2822">
            <text:p>282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2.600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473.38">
            <text:p>6473,38</text:p>
          </table:table-cell>
          <table:table-cell table:style-name="ce12N2" office:value-type="float" office:value="106127.2">
            <text:p>106127,20</text:p>
          </table:table-cell>
          <table:table-cell table:style-name="ce12N2" office:value-type="float" office:value="7428.9">
            <text:p>7428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09012123703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30">
            <text:p>305630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1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2.73668">
            <text:p>72,737</text:p>
          </table:table-cell>
          <table:table-cell table:style-name="ce12N2" office:value-type="float" office:value="5030.72">
            <text:p>5030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5.73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3901.55">
            <text:p>3901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15315785876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32">
            <text:p>305632</text:p>
          </table:table-cell>
          <table:table-cell table:style-name="ce0" table:number-columns-spanned="4" table:number-rows-spanned="1" office:value-type="string" calcext:value-type="string">
            <text:p>8.697 - TRAMONTINA FARROUPILHA S/A IND. MET.</text:p>
          </table:table-cell>
          <table:covered-table-cell table:number-columns-repeated="3"/>
          <table:table-cell table:style-name="ce0" office:value-type="string" calcext:value-type="string">
            <text:p>657.9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86.22">
            <text:p>468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400.2">
            <text:p>4400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204">
            <text:p>0,139</text:p>
          </table:table-cell>
          <table:table-cell table:style-name="ce12N2" office:value-type="float" office:value="39.34">
            <text:p>39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86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86.02">
            <text:p>286,02</text:p>
          </table:table-cell>
          <table:table-cell table:style-name="ce12N2" office:value-type="float" office:value="4400.2">
            <text:p>4400,20</text:p>
          </table:table-cell>
          <table:table-cell table:style-name="ce12N2" office:value-type="float" office:value="308.01">
            <text:p>308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78348830001135500100065790416307410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199">
            <text:p>199,00</text:p>
          </table:table-cell>
          <table:table-cell table:style-name="ce26N2" office:value-type="float" office:value="3600.01">
            <text:p>3600,01</text:p>
          </table:table-cell>
          <table:table-cell table:style-name="ce26N2" office:value-type="float" office:value="5539.16">
            <text:p>5539,1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08066.09">
            <text:p>108066,09</text:p>
          </table:table-cell>
          <table:table-cell table:style-name="ce26N2" office:value-type="float" office:value="6990118.71">
            <text:p>6990118,71</text:p>
          </table:table-cell>
          <table:table-cell table:style-name="ce26N2" office:value-type="float" office:value="447238.49">
            <text:p>447238,4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731.84">
            <text:p>4731,84</text:p>
          </table:table-cell>
          <table:table-cell table:style-name="ce26N2" office:value-type="float" office:value="7142403.85">
            <text:p>7142403,8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37228.09">
            <text:p>37228,09</text:p>
          </table:table-cell>
          <table:table-cell table:style-name="ce26N2" office:value-type="float" office:value="6720.23">
            <text:p>6720,2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31073.911817">
            <text:p>31073,912</text:p>
          </table:table-cell>
          <table:table-cell table:style-name="ce26N2" office:value-type="float" office:value="7025678.38">
            <text:p>7025678,38</text:p>
          </table:table-cell>
          <table:table-cell table:style-name="ce26N2" office:value-type="float" office:value="7142403.85">
            <text:p>7142403,8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368591.32">
            <text:p>368591,3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5.2">
            <text:p>55,2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OBJETIV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88" meta:object-count="0"/>
    <meta:generator>LibreOffice/4.3.0.4$Windows_x86 LibreOffice_project/62ad5818884a2fc2e5780dd45466868d41009ec0</meta:generator>
  </office:meta>
</office:document-meta>
</file>